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roman" style:font-pitch="variable"/>
    <style:font-face style:name="Segoe UI Emoji" svg:font-family="'Segoe UI Emoji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6.752cm" fo:margin-left="0cm" fo:margin-top="0cm" fo:margin-bottom="0cm" table:align="left" style:writing-mode="lr-tb"/>
    </style:style>
    <style:style style:name="Tabela1.A" style:family="table-column">
      <style:table-column-properties style:column-width="1.891cm"/>
    </style:style>
    <style:style style:name="Tabela1.B" style:family="table-column">
      <style:table-column-properties style:column-width="4.8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26cm" fo:border="none"/>
    </style:style>
    <style:style style:name="Tabela2" style:family="table">
      <style:table-properties style:width="4.655cm" table:align="left" style:writing-mode="lr-tb"/>
    </style:style>
    <style:style style:name="Tabela2.A" style:family="table-column">
      <style:table-column-properties style:column-width="3.224cm"/>
    </style:style>
    <style:style style:name="Tabela2.B" style:family="table-column">
      <style:table-column-properties style:column-width="1.43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5.495cm" table:align="left" style:writing-mode="lr-tb"/>
    </style:style>
    <style:style style:name="Tabela3.A" style:family="table-column">
      <style:table-column-properties style:column-width="3.852cm"/>
    </style:style>
    <style:style style:name="Tabela3.B" style:family="table-column">
      <style:table-column-properties style:column-width="1.64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118cm" table:align="left" style:writing-mode="lr-tb"/>
    </style:style>
    <style:style style:name="Tabela4.A" style:family="table-column">
      <style:table-column-properties style:column-width="1.916cm"/>
    </style:style>
    <style:style style:name="Tabela4.B" style:family="table-column">
      <style:table-column-properties style:column-width="1.263cm"/>
    </style:style>
    <style:style style:name="Tabela4.C" style:family="table-column">
      <style:table-column-properties style:column-width="3.037cm"/>
    </style:style>
    <style:style style:name="Tabela4.D" style:family="table-column">
      <style:table-column-properties style:column-width="1.736cm"/>
    </style:style>
    <style:style style:name="Tabela4.E" style:family="table-column">
      <style:table-column-properties style:column-width="4.166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 style:list-style-name="WWNum8">
      <style:paragraph-properties fo:margin-top="0cm" fo:margin-bottom="0cm" style:contextual-spacing="false" fo:line-height="100%"/>
    </style:style>
    <style:style style:name="P5" style:family="paragraph" style:parent-style-name="Standard" style:list-style-name="WWNum9">
      <style:paragraph-properties fo:margin-top="0cm" fo:margin-bottom="0cm" style:contextual-spacing="false" fo:line-height="100%"/>
    </style:style>
    <style:style style:name="P6" style:family="paragraph" style:parent-style-name="Standard" style:list-style-name="WWNum20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</style:style>
    <style:style style:name="P8" style:family="paragraph" style:parent-style-name="Standard" style:list-style-name="WWNum23">
      <style:paragraph-properties fo:margin-top="0cm" fo:margin-bottom="0cm" style:contextual-spacing="false" fo:line-height="100%"/>
    </style:style>
    <style:style style:name="P9" style:family="paragraph" style:parent-style-name="Standard" style:list-style-name="WWNum24">
      <style:paragraph-properties fo:margin-top="0cm" fo:margin-bottom="0cm" style:contextual-spacing="false" fo:line-height="100%"/>
    </style:style>
    <style:style style:name="P10" style:family="paragraph" style:parent-style-name="Standard" style:list-style-name="WWNum25">
      <style:paragraph-properties fo:margin-top="0cm" fo:margin-bottom="0cm" style:contextual-spacing="false" fo:line-height="100%"/>
    </style:style>
    <style:style style:name="P11" style:family="paragraph" style:parent-style-name="Standard" style:list-style-name="WWNum26">
      <style:paragraph-properties fo:margin-top="0cm" fo:margin-bottom="0cm" style:contextual-spacing="false" fo:line-height="100%"/>
    </style:style>
    <style:style style:name="P12" style:family="paragraph" style:parent-style-name="Standard" style:list-style-name="WWNum28">
      <style:paragraph-properties fo:margin-top="0cm" fo:margin-bottom="0cm" style:contextual-spacing="false" fo:line-height="100%"/>
    </style:style>
    <style:style style:name="P13" style:family="paragraph" style:parent-style-name="Standard" style:list-style-name="WWNum29">
      <style:paragraph-properties fo:margin-top="0cm" fo:margin-bottom="0cm" style:contextual-spacing="false" fo:line-height="100%"/>
    </style:style>
    <style:style style:name="P14" style:family="paragraph" style:parent-style-name="Standard" style:list-style-name="WWNum30">
      <style:paragraph-properties fo:margin-top="0cm" fo:margin-bottom="0cm" style:contextual-spacing="false" fo:line-height="100%"/>
    </style:style>
    <style:style style:name="P15" style:family="paragraph" style:parent-style-name="Standard" style:list-style-name="WWNum31">
      <style:paragraph-properties fo:margin-top="0cm" fo:margin-bottom="0cm" style:contextual-spacing="false" fo:line-height="100%"/>
    </style:style>
    <style:style style:name="P16" style:family="paragraph" style:parent-style-name="Standard" style:list-style-name="WWNum32">
      <style:paragraph-properties fo:margin-top="0cm" fo:margin-bottom="0cm" style:contextual-spacing="false" fo:line-height="100%"/>
    </style:style>
    <style:style style:name="P17" style:family="paragraph" style:parent-style-name="Standard" style:list-style-name="WWNum33">
      <style:paragraph-properties fo:margin-top="0cm" fo:margin-bottom="0cm" style:contextual-spacing="false" fo:line-height="100%"/>
    </style:style>
    <style:style style:name="P18" style:family="paragraph" style:parent-style-name="Standard" style:list-style-name="WWNum35">
      <style:paragraph-properties fo:margin-top="0cm" fo:margin-bottom="0cm" style:contextual-spacing="false" fo:line-height="100%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49cm" style:auto-text-indent="false"/>
    </style:style>
    <style:style style:name="P23" style:family="paragraph" style:parent-style-name="Standard" style:list-style-name="WWNum1">
      <style:paragraph-properties fo:margin-left="1.259cm" fo:margin-right="0cm" fo:margin-top="0cm" fo:margin-bottom="0cm" style:contextual-spacing="false" fo:line-height="100%" fo:text-indent="-0.63cm" style:auto-text-indent="false"/>
    </style:style>
    <style:style style:name="P24" style:family="paragraph" style:parent-style-name="Standard" style:list-style-name="WWNum2">
      <style:paragraph-properties fo:margin-left="1.259cm" fo:margin-right="0cm" fo:margin-top="0cm" fo:margin-bottom="0cm" style:contextual-spacing="false" fo:line-height="100%" fo:text-indent="-0.63cm" style:auto-text-indent="false"/>
    </style:style>
    <style:style style:name="P25" style:family="paragraph" style:parent-style-name="Standard" style:list-style-name="WWNum3">
      <style:paragraph-properties fo:margin-left="1.259cm" fo:margin-right="0cm" fo:margin-top="0cm" fo:margin-bottom="0cm" style:contextual-spacing="false" fo:line-height="100%" fo:text-indent="-0.63cm" style:auto-text-indent="false"/>
    </style:style>
    <style:style style:name="P26" style:family="paragraph" style:parent-style-name="Standard" style:list-style-name="WWNum5">
      <style:paragraph-properties fo:margin-left="1.259cm" fo:margin-right="0cm" fo:margin-top="0cm" fo:margin-bottom="0cm" style:contextual-spacing="false" fo:line-height="100%" fo:text-indent="-0.63cm" style:auto-text-indent="false"/>
    </style:style>
    <style:style style:name="P27" style:family="paragraph" style:parent-style-name="Standard" style:list-style-name="WWNum6">
      <style:paragraph-properties fo:margin-left="1.259cm" fo:margin-right="0cm" fo:margin-top="0cm" fo:margin-bottom="0cm" style:contextual-spacing="false" fo:line-height="100%" fo:text-indent="-0.63cm" style:auto-text-indent="false"/>
    </style:style>
    <style:style style:name="P28" style:family="paragraph" style:parent-style-name="Standard" style:list-style-name="WWNum7">
      <style:paragraph-properties fo:margin-left="1.259cm" fo:margin-right="0cm" fo:margin-top="0cm" fo:margin-bottom="0cm" style:contextual-spacing="false" fo:line-height="100%" fo:text-indent="-0.63cm" style:auto-text-indent="false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.63cm" style:auto-text-indent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 style:list-style-name="L3"/>
    <style:style style:name="P35" style:family="paragraph" style:parent-style-name="Text_20_body" style:list-style-name="L4"/>
    <style:style style:name="P36" style:family="paragraph" style:parent-style-name="Text_20_body" style:list-style-name="L5"/>
    <style:style style:name="P37" style:family="paragraph" style:parent-style-name="Text_20_body" style:list-style-name="L6"/>
    <style:style style:name="P38" style:family="paragraph" style:parent-style-name="Text_20_body" style:list-style-name="L7"/>
    <style:style style:name="P39" style:family="paragraph" style:parent-style-name="Text_20_body" style:list-style-name="L8"/>
    <style:style style:name="P40" style:family="paragraph" style:parent-style-name="Text_20_body" style:list-style-name="L9"/>
    <style:style style:name="P41" style:family="paragraph" style:parent-style-name="Text_20_body">
      <style:paragraph-properties fo:text-align="center" style:justify-single-word="false"/>
      <style:text-properties fo:font-size="14pt" fo:font-weight="bold" officeooo:rsid="0000beb9" officeooo:paragraph-rsid="0000beb9" style:font-size-asian="14pt" style:font-weight-asian="bold" style:font-size-complex="14pt" style:font-weight-complex="bold"/>
    </style:style>
    <style:style style:name="P4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name-asian="F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Segoe UI Emoji" style:font-name-complex="Segoe UI Emoji1"/>
    </style:style>
    <style:style style:name="T6" style:family="text">
      <style:text-properties style:font-name="Segoe UI Symbol" fo:font-weight="bold" style:font-weight-asian="bold" style:font-name-complex="Segoe UI Symbol1" style:font-weight-complex="bold"/>
    </style:style>
    <style:style style:name="T7" style:family="text">
      <style:text-properties style:font-name="Segoe UI Symbol" style:font-name-complex="Segoe UI Symbol1"/>
    </style:style>
    <style:style style:name="T8" style:family="text">
      <style:text-properties style:font-name="Aptos" style:font-name-complex="Aptos1"/>
    </style:style>
    <style:style style:name="T9" style:family="text">
      <style:text-properties officeooo:rsid="0000beb9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ula Análise Financeira do Capital de Giro</text:span></text:p>
      <text:p text:style-name="P3">Análise Financeira das Empresas, de José Pereira da Silva, Alexandre Assaf Neto e Lawrence J. Gitman.</text:p>
      <text:p text:style-name="P3"/>
      <text:p text:style-name="P2"><text:span text:style-name="T2">1. Fundamentos Teóricos (Base: CPC 00 R2)</text:span></text:p>
      <text:p text:style-name="P22">A análise do capital de giro deve refletir a essência econômica sobre a forma jurídica. Segundo a Estrutura Conceitual, os elementos do Balanço Patrimonial são definidos como:</text:p>
      <text:p text:style-name="P22"><text:span text:style-name="T2">Ativo:</text:span> Um recurso econômico presente, controlado pela entidade como resultado de eventos passados. Deve ter potencial de gerar benefícios econômicos futuros (gerar caixa, reduzir custos ou viabilizar a produção).</text:p>
      <text:p text:style-name="P22"><text:span text:style-name="T2">Passivo</text:span>: Uma obrigação presente da entidade de transferir um recurso econômico como resultado de eventos passados.</text:p>
      <text:p text:style-name="P22"><text:span text:style-name="T2">Patrimônio Líquido (PL):</text:span> O interesse residual nos ativos da entidade após a dedução de todos os seus passivos. Representa a riqueza líquida dos proprietários e a autonomia financeira da empresa.</text:p>
      <text:p text:style-name="P19"/>
      <text:p text:style-name="P2"><text:span text:style-name="T2">1. Introdução à Análise do Capital de Giro</text:span></text:p>
      <text:p text:style-name="P22">A análise do capital de giro tem como objetivo central avaliar a capacidade financeira de curto prazo da empresa, isto é, sua aptidão para honrar compromissos operacionais, manter a continuidade das atividades e sustentar o crescimento.</text:p>
      <text:p text:style-name="P2">Segundo Silva (2017), o estudo do capital de giro permite compreender:</text:p>
      <text:list xml:id="list1490300670" text:style-name="WWNum1">
        <text:list-item>
          <text:p text:style-name="P23">O <text:span text:style-name="T2">equilíbrio financeiro</text:span> da organização;</text:p>
        </text:list-item>
        <text:list-item>
          <text:p text:style-name="P23">O <text:span text:style-name="T2">nível de liquidez operacional</text:span>;</text:p>
        </text:list-item>
        <text:list-item>
          <text:p text:style-name="P23">A <text:span text:style-name="T2">estrutura de financiamento</text:span> das atividades correntes;</text:p>
        </text:list-item>
        <text:list-item>
          <text:p text:style-name="P23">A relação entre <text:span text:style-name="T2">investimentos e fontes de recursos</text:span>.</text:p>
        </text:list-item>
      </text:list>
      <text:p text:style-name="P2"/>
      <text:p text:style-name="P29">Dessa forma, trata-se de uma ferramenta fundamental para gestores, analistas, investidores e credores.</text:p>
      <text:p text:style-name="P2"><text:span text:style-name="T2">2. Estrutura Patrimonial Básica</text:span></text:p>
      <text:p text:style-name="P21">A análise do capital de giro parte da compreensão do <text:span text:style-name="T2">Balanço Patrimonial</text:span>, dividido em Ativo, Passivo e Patrimônio Líquido.</text:p>
      <text:p text:style-name="P2"/>
      <text:p text:style-name="P2"><text:span text:style-name="T2">2.1 Ativo Circulante (AC)</text:span></text:p>
      <text:p text:style-name="P2"><text:span text:style-name="T2">Conceito|: </text:span>O Ativo Circulante representa os bens e direitos que serão convertidos em dinheiro <text:span text:style-name="T2">no curto prazo</text:span>, geralmente até o término do exercício seguinte.</text:p>
      <text:p text:style-name="P2">Inclui, por exemplo:</text:p>
      <text:list xml:id="list2635587987" text:style-name="WWNum2">
        <text:list-item>
          <text:p text:style-name="P24">Caixa e equivalentes de caixa;</text:p>
        </text:list-item>
        <text:list-item>
          <text:p text:style-name="P24">Aplicações financeiras de curto prazo;</text:p>
        </text:list-item>
        <text:list-item>
          <text:p text:style-name="P24">Contas a receber;</text:p>
        </text:list-item>
        <text:list-item>
          <text:p text:style-name="P24">Estoques;</text:p>
        </text:list-item>
        <text:list-item>
          <text:p text:style-name="P24">Despesas antecipadas.</text:p>
        </text:list-item>
      </text:list>
      <text:p text:style-name="P19"/>
      <text:p text:style-name="P2"><text:span text:style-name="T2">Interpretação: </text:span>O Ativo Circulante reflete a <text:span text:style-name="T2">capacidade imediata e operacional de geração de liquidez</text:span> da empresa.</text:p>
      <text:p text:style-name="P19"/>
      <text:p text:style-name="P2"><text:soft-page-break/><text:span text:style-name="T2">2.2 Ativo Não Circulante (ANC)</text:span></text:p>
      <text:p text:style-name="P2"><text:span text:style-name="T2">Conceito: </text:span>O Ativo Não Circulante reúne os bens e direitos com realização prevista para o longo prazo (após o exercício social seguinte).</text:p>
      <text:p text:style-name="P2">Abrange:</text:p>
      <text:list xml:id="list372051898" text:style-name="WWNum3">
        <text:list-item>
          <text:p text:style-name="P25">Realizável a longo prazo;</text:p>
        </text:list-item>
        <text:list-item>
          <text:p text:style-name="P25">Investimentos;</text:p>
        </text:list-item>
        <text:list-item>
          <text:p text:style-name="P25">Imobilizado;</text:p>
        </text:list-item>
        <text:list-item>
          <text:p text:style-name="P25">Intangível.</text:p>
        </text:list-item>
      </text:list>
      <text:p text:style-name="P19"/>
      <text:p text:style-name="P2"><text:span text:style-name="T2">Interpretação: </text:span>Representa a <text:span text:style-name="T2">estrutura produtiva e estratégica</text:span> da empresa, sendo fundamental para a geração de receitas futuras, porém com baixa liquidez.</text:p>
      <text:p text:style-name="P2"/>
      <text:p text:style-name="P2"><text:span text:style-name="T2">2.3 Passivo Circulante (PC)</text:span></text:p>
      <text:p text:style-name="P2"><text:span text:style-name="T2">Conceito</text:span></text:p>
      <text:p text:style-name="P2">O Passivo Circulante corresponde às obrigações exigíveis no curto prazo.</text:p>
      <text:list xml:id="list100850270859858" text:continue-numbering="true" text:style-name="WWNum3">
        <text:list-item>
          <text:p text:style-name="P25">Inclui:</text:p>
        </text:list-item>
        <text:list-item>
          <text:p text:style-name="P25">Fornecedores;</text:p>
        </text:list-item>
        <text:list-item>
          <text:p text:style-name="P25">Salários a pagar;</text:p>
        </text:list-item>
        <text:list-item>
          <text:p text:style-name="P25">Impostos;</text:p>
        </text:list-item>
        <text:list-item>
          <text:p text:style-name="P25">Empréstimos de curto prazo;</text:p>
        </text:list-item>
        <text:list-item>
          <text:p text:style-name="P25">Obrigações trabalhistas.</text:p>
        </text:list-item>
      </text:list>
      <text:p text:style-name="P19"/>
      <text:p text:style-name="P2"><text:span text:style-name="T2">Interpretação: </text:span>Reflete o nível de compromissos financeiros imediatos da organização.</text:p>
      <text:p text:style-name="P2">Quanto maior o PC em relação ao AC, maior tende a ser o risco de pressão sobre o caixa.</text:p>
      <text:p text:style-name="P2"/>
      <text:p text:style-name="P2"><text:span text:style-name="T2">2.4 Passivo Não Circulante (PNC)</text:span></text:p>
      <text:p text:style-name="P2"><text:span text:style-name="T2">Conceito</text:span></text:p>
      <text:p text:style-name="P2">O Passivo Não Circulante representa as dívidas com vencimento no longo prazo.</text:p>
      <text:p text:style-name="P2">Exemplos:</text:p>
      <text:list xml:id="list2464962700" text:style-name="WWNum5">
        <text:list-item>
          <text:p text:style-name="P26">Financiamentos;</text:p>
        </text:list-item>
        <text:list-item>
          <text:p text:style-name="P26">Debêntures;</text:p>
        </text:list-item>
        <text:list-item>
          <text:p text:style-name="P26">Empréstimos bancários de longo prazo.</text:p>
        </text:list-item>
      </text:list>
      <text:p text:style-name="P19"/>
      <text:p text:style-name="P2"><text:span text:style-name="T2">Interpretação: </text:span>Indica a <text:span text:style-name="T2">estrutura de endividamento de longo prazo</text:span>, normalmente associada ao financiamento de investimentos permanentes.</text:p>
      <text:p text:style-name="P2"/>
      <text:p text:style-name="P2"><text:span text:style-name="T2">2.5 Patrimônio Líquido (PL)</text:span></text:p>
      <text:p text:style-name="P2"><text:span text:style-name="T2">Conceito</text:span></text:p>
      <text:p text:style-name="P2">O Patrimônio Líquido representa os recursos próprios dos sócios ou acionistas.</text:p>
      <text:p text:style-name="P2">É composto por:</text:p>
      <text:list xml:id="list2143969060" text:style-name="WWNum6">
        <text:list-item>
          <text:p text:style-name="P27">Capital social;</text:p>
        </text:list-item>
        <text:list-item>
          <text:p text:style-name="P27">Reservas;</text:p>
        </text:list-item>
        <text:list-item>
          <text:p text:style-name="P27">Lucros ou prejuízos acumulados.</text:p>
        </text:list-item>
      </text:list>
      <text:p text:style-name="P19"/>
      <text:p text:style-name="P2"><text:span text:style-name="T2">Fórmula</text:span></text:p>
      <text:p text:style-name="P3"><text:soft-page-break/><draw:frame draw:style-name="fr1" draw:name="Objeto1" text:anchor-type="as-char" svg:width="5.223cm" svg:height="0.46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2">Interpretação: </text:span>O PL expressa o <text:span text:style-name="T2">valor residual da empresa</text:span>, sendo um indicador de solidez patrimonial e autonomia financeira.</text:p>
      <text:p text:style-name="P2"/>
      <text:p text:style-name="P2"><text:span text:style-name="T2">3. Capital Circulante Líquido (CCL)</text:span></text:p>
      <text:p text:style-name="P2"><text:span text:style-name="T2">3.1 Conceito: </text:span>O Capital Circulante Líquido representa a parcela dos recursos de curto prazo que permanece disponível após o pagamento das obrigações imediatas.</text:p>
      <text:p text:style-name="P2">Segundo Silva, trata-se do principal indicador de equilíbrio financeiro.</text:p>
      <text:p text:style-name="P2"/>
      <text:p text:style-name="P2"><text:span text:style-name="T2">3.2 Cálculo</text:span></text:p>
      <text:p text:style-name="P3"><draw:frame draw:style-name="fr1" draw:name="Objeto2" text:anchor-type="as-char" svg:width="8.918cm" svg:height="0.467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pan text:style-name="T2">3.3 Interpretação</text:span></text:p>
      <text:p text:style-name="P2"><text:span text:style-name="T2">a) CCL Positivo</text:span></text:p>
      <text:p text:style-name="P3"><draw:frame draw:style-name="fr1" draw:name="Objeto3" text:anchor-type="as-char" svg:width="1.489cm" svg:height="0.467cm" draw:z-index="5"><draw:object xlink:href="./Object 3" xlink:type="simple" xlink:show="embed" xlink:actuate="onLoad"/><draw:image xlink:href="./ObjectReplacements/Object 3" xlink:type="simple" xlink:show="embed" xlink:actuate="onLoad"/></draw:frame>Indica folga financeira e maior segurança operacional.</text:p>
      <text:p text:style-name="P2"><text:span text:style-name="T2">b) CCL Nulo</text:span></text:p>
      <text:p text:style-name="P3"><draw:frame draw:style-name="fr1" draw:name="Objeto4" text:anchor-type="as-char" svg:width="1.549cm" svg:height="0.467cm" draw:z-index="6"><draw:object xlink:href="./Object 4" xlink:type="simple" xlink:show="embed" xlink:actuate="onLoad"/><draw:image xlink:href="./ObjectReplacements/Object 4" xlink:type="simple" xlink:show="embed" xlink:actuate="onLoad"/></draw:frame>Sinaliza situação de equilíbrio frágil.</text:p>
      <text:p text:style-name="P2"><text:span text:style-name="T2">c) CCL Negativo</text:span></text:p>
      <text:p text:style-name="P3"><draw:frame draw:style-name="fr1" draw:name="Objeto5" text:anchor-type="as-char" svg:width="1.489cm" svg:height="0.467cm" draw:z-index="7"><draw:object xlink:href="./Object 5" xlink:type="simple" xlink:show="embed" xlink:actuate="onLoad"/><draw:image xlink:href="./ObjectReplacements/Object 5" xlink:type="simple" xlink:show="embed" xlink:actuate="onLoad"/></draw:frame>Revela dependência de capital externo e alto risco de liquidez.</text:p>
      <text:p text:style-name="P2"/>
      <text:p text:style-name="P2"><text:span text:style-name="T2">4. Capital Permanente Líquido (CPL)</text:span></text:p>
      <text:p text:style-name="P2"><text:span text:style-name="T2">4.1 Conceito</text:span></text:p>
      <text:p text:style-name="P21">O Capital Permanente Líquido corresponde aos recursos de longo prazo disponíveis para financiar a empresa.</text:p>
      <text:p text:style-name="P2">É formado por:</text:p>
      <text:list xml:id="list2396048965" text:style-name="WWNum7">
        <text:list-item>
          <text:p text:style-name="P28">Patrimônio Líquido (PL);</text:p>
        </text:list-item>
        <text:list-item>
          <text:p text:style-name="P28">Passivo Não Circulante (PNC).</text:p>
        </text:list-item>
        <text:list-item>
          <text:p text:style-name="P28">Ativo Não Circulante (ANC)</text:p>
        </text:list-item>
      </text:list>
      <text:p text:style-name="P2"/>
      <text:p text:style-name="P2"><text:span text:style-name="T2">4.2 Cálculo</text:span></text:p>
      <text:p text:style-name="P2"><draw:frame draw:style-name="fr1" draw:name="Objeto6" text:anchor-type="as-char" svg:width="2.805cm" svg:height="0.467cm" draw:z-index="8"><draw:object xlink:href="./Object 6" xlink:type="simple" xlink:show="embed" xlink:actuate="onLoad"/><draw:image xlink:href="./ObjectReplacements/Object 6" xlink:type="simple" xlink:show="embed" xlink:actuate="onLoad"/></draw:frame><text:span text:style-name="T3"><text:s/>- ANC</text:span><text:span text:style-name="T4"><text:line-break/></text:span></text:p>
      <text:p text:style-name="P2"><text:span text:style-name="T2">4.3 Interpretação</text:span></text:p>
      <text:p text:style-name="P2">O CPL representa a <text:span text:style-name="T2">base financeira estável</text:span> da empresa.</text:p>
      <text:p text:style-name="P2">Quanto maior o CPL, maior a capacidade de financiar ativos permanentes e parte do capital de giro com recursos estáveis.</text:p>
      <text:p text:style-name="P2"><text:span text:style-name="T2">Relação com o Capital Circulante Líquido</text:span></text:p>
      <text:p text:style-name="P2">Na análise clássica, o CPL corresponde ao próprio <text:span text:style-name="T2">Capital Circulante Líquido (CCL)</text:span> sob a ótica das fontes e aplicações.</text:p>
      <text:p text:style-name="P2">Isso porque:</text:p>
      <text:p text:style-name="P3"><draw:frame draw:style-name="fr1" draw:name="Objeto7" text:anchor-type="as-char" svg:width="2.701cm" svg:height="0.467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2">e</text:p>
      <text:p text:style-name="P3"><draw:frame draw:style-name="fr1" draw:name="Objeto8" text:anchor-type="as-char" svg:width="4.046cm" svg:height="0.467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2">Ambas são formas equivalentes de analisar o mesmo fenômeno.</text:p>
      <text:p text:style-name="P2">De fato, a partir da equação patrimonial:</text:p>
      <text:p text:style-name="P3"><draw:frame draw:style-name="fr1" draw:name="Objeto9" text:anchor-type="as-char" svg:width="3.448cm" svg:height="0.467cm" draw:z-index="11"><draw:object xlink:href="./Object 9" xlink:type="simple" xlink:show="embed" xlink:actuate="onLoad"/><draw:image xlink:href="./ObjectReplacements/Object 9" xlink:type="simple" xlink:show="embed" xlink:actuate="onLoad"/></draw:frame>temos: <draw:frame draw:style-name="fr1" draw:name="Objeto10" text:anchor-type="as-char" svg:width="4.695cm" svg:height="0.467cm" draw:z-index="12"><draw:object xlink:href="./Object 10" xlink:type="simple" xlink:show="embed" xlink:actuate="onLoad"/><draw:image xlink:href="./ObjectReplacements/Object 10" xlink:type="simple" xlink:show="embed" xlink:actuate="onLoad"/></draw:frame><text:span text:style-name="T4"><text:line-break/></text:span>Reorganizando: <text:s/><draw:frame draw:style-name="fr1" draw:name="Objeto11" text:anchor-type="as-char" svg:width="4.819cm" svg:height="0.467cm" draw:z-index="13"><draw:object xlink:href="./Object 11" xlink:type="simple" xlink:show="embed" xlink:actuate="onLoad"/><draw:image xlink:href="./ObjectReplacements/Object 11" xlink:type="simple" xlink:show="embed" xlink:actuate="onLoad"/></draw:frame><text:span text:style-name="T4"><text:line-break/></text:span><text:soft-page-break/>Logo: <draw:frame draw:style-name="fr1" draw:name="Objeto12" text:anchor-type="as-char" svg:width="1.926cm" svg:height="0.467cm" draw:z-index="14"><draw:object xlink:href="./Object 12" xlink:type="simple" xlink:show="embed" xlink:actuate="onLoad"/><draw:image xlink:href="./ObjectReplacements/Object 12" xlink:type="simple" xlink:show="embed" xlink:actuate="onLoad"/></draw:frame><text:line-break/></text:p>
      <text:p text:style-name="P2">na perspectiva estrutural.</text:p>
      <text:p text:style-name="P2"><text:span text:style-name="T2">5. Capital de Giro Próprio (CGP)</text:span></text:p>
      <text:p text:style-name="P2"><text:span text:style-name="T2">5.1 Conceito</text:span></text:p>
      <text:p text:style-name="P2">O Capital de Giro Próprio indica a parcela do Patrimônio Líquido destinada ao financiamento das operações de curto prazo.</text:p>
      <text:p text:style-name="P2"><text:span text:style-name="T2">5.2 Cálculo</text:span></text:p>
      <text:p text:style-name="P2"><text:span text:style-name="T2">CGP = PL - ANC</text:span></text:p>
      <text:p text:style-name="P2"><text:span text:style-name="T2">5.3 Interpretação</text:span></text:p>
      <text:p text:style-name="P2"><text:span text:style-name="T2">a) CGP Positivo: </text:span>Parte do capital próprio financia o giro, revelando solidez.</text:p>
      <text:p text:style-name="P2"><text:span text:style-name="T2">b) CGP Negativo: </text:span>O patrimônio é insuficiente para cobrir o ativo permanente, indicando dependência de terceiros.</text:p>
      <text:p text:style-name="P2"/>
      <text:p text:style-name="P2"><text:span text:style-name="T2">6. Investimento Operacional em Giro (IOG)</text:span></text:p>
      <text:p text:style-name="P2"><text:span text:style-name="T2">6.1 Conceito</text:span></text:p>
      <text:p text:style-name="P22">O Investimento Operacional em Giro representa os recursos aplicados diretamente no ciclo operacional da empresa. Considera apenas contas ligadas à atividade-fim.</text:p>
      <text:p text:style-name="P2"/>
      <text:p text:style-name="P2"><text:span text:style-name="T2">6.2 Cálculo</text:span></text:p>
      <text:p text:style-name="P3"><draw:frame draw:style-name="fr1" draw:name="Objeto13" text:anchor-type="as-char" svg:width="12.942cm" svg:height="0.467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2">Onde:</text:p>
      <text:list xml:id="list2357378645" text:style-name="WWNum8">
        <text:list-item>
          <text:p text:style-name="P4">Ativo Circulante Operacional: estoques, clientes, adiantamentos. Caixa não entra neste cálculo.</text:p>
        </text:list-item>
        <text:list-item>
          <text:p text:style-name="P4">Passivo Circulante Operacional: fornecedores, salários, tributos operacionais.</text:p>
        </text:list-item>
      </text:list>
      <text:p text:style-name="P2"><text:span text:style-name="T2">6.3 Interpretação</text:span></text:p>
      <text:p text:style-name="P2">O IOG expressa o <text:span text:style-name="T2">montante necessário para manter o funcionamento normal das operações</text:span>.</text:p>
      <text:p text:style-name="P2"><text:span text:style-name="T2">Quanto maior o ciclo operacional, maior tende a ser o IOG.</text:span></text:p>
      <text:p text:style-name="P2"/>
      <text:p text:style-name="P2"><text:span text:style-name="T2">7. Capital de Giro Operacional Líquido (CGOL)</text:span></text:p>
      <text:p text:style-name="P2"><text:span text:style-name="T2">7.1 Conceito</text:span></text:p>
      <text:p text:style-name="P2">O Capital de Giro Operacional Líquido corresponde à necessidade líquida de recursos para sustentar a atividade operacional.</text:p>
      <text:p text:style-name="P2">É conceito próximo ao de Necessidade de Capital de Giro (NCG).</text:p>
      <text:p text:style-name="P2"><text:span text:style-name="T2">7.2 Cálculo</text:span></text:p>
      <text:p text:style-name="P3"><draw:frame draw:style-name="fr1" draw:name="Objeto14" text:anchor-type="as-char" svg:width="14.9cm" svg:height="0.467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rect text:anchor-type="as-char" style:rel-width="100%" draw:z-index="0" draw:style-name="gr1" draw:text-style-name="P42" svg:width="15.001cm" svg:height="0.054cm"><text:p/></draw:rect></text:p>
      <text:p text:style-name="P2"><text:span text:style-name="T2">7.3 Interpretação</text:span></text:p>
      <text:p text:style-name="P2"><text:span text:style-name="T2">a) CGOL Positivo</text:span></text:p>
      <text:p text:style-name="P2">A empresa precisa financiar parte das operações com recursos próprios ou de terceiros.</text:p>
      <text:p text:style-name="P2"><text:span text:style-name="T2">b) CGOL Negativo</text:span></text:p>
      <text:p text:style-name="P2">As operações se autofinanciam, situação comum em grandes redes varejistas.</text:p>
      <text:p text:style-name="P2"/>
      <text:p text:style-name="P2"><text:span text:style-name="T2">8. Relação Entre os Indicadores</text:span></text:p>
      <text:p text:style-name="P2"><text:soft-page-break/>Segundo José Pereira da Silva, a análise integrada é fundamental:</text:p>
      <text:p text:style-name="P3"><draw:frame draw:style-name="fr1" draw:name="Objeto15" text:anchor-type="as-char" svg:width="7.35cm" svg:height="0.467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to16" text:anchor-type="as-char" svg:width="9.504cm" svg:height="0.467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Essas relações permitem compreender:</text:p>
      <text:list xml:id="list930979377" text:style-name="WWNum9">
        <text:list-item>
          <text:p text:style-name="P5">A origem dos recursos;</text:p>
        </text:list-item>
        <text:list-item>
          <text:p text:style-name="P5">A aplicação dos recursos;</text:p>
        </text:list-item>
        <text:list-item>
          <text:p text:style-name="P5">O grau de dependência financeira.</text:p>
        </text:list-item>
      </text:list>
      <text:p text:style-name="P2"/>
      <text:p text:style-name="P2"><text:span text:style-name="T2">9. Exemplo Simplificado</text:span></text:p>
      <text:p text:style-name="P2">Suponha:</text:p>
      <text:list xml:id="list100849349614231" text:continue-numbering="true" text:style-name="WWNum9">
        <text:list-item>
          <text:p text:style-name="P5">AC = 500.000</text:p>
        </text:list-item>
        <text:list-item>
          <text:p text:style-name="P5">PC = 300.000</text:p>
        </text:list-item>
        <text:list-item>
          <text:p text:style-name="P5">ANC = 600.000</text:p>
        </text:list-item>
        <text:list-item>
          <text:p text:style-name="P5">PNC = 200.000</text:p>
        </text:list-item>
        <text:list-item>
          <text:p text:style-name="P5">PL = 600.000</text:p>
        </text:list-item>
      </text:list>
      <text:p text:style-name="P2"><text:span text:style-name="T2">Cálculos</text:span></text:p>
      <text:p text:style-name="P3"><draw:frame draw:style-name="fr1" draw:name="Objeto17" text:anchor-type="as-char" svg:width="5.992cm" svg:height="0.467cm" draw:z-index="19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Objeto18" text:anchor-type="as-char" svg:width="5.914cm" svg:height="0.467cm" draw:z-index="20"><draw:object xlink:href="./Object 18" xlink:type="simple" xlink:show="embed" xlink:actuate="onLoad"/><draw:image xlink:href="./ObjectReplacements/Object 18" xlink:type="simple" xlink:show="embed" xlink:actuate="onLoad"/></draw:frame><draw:frame draw:style-name="fr1" draw:name="Objeto19" text:anchor-type="as-char" svg:width="4.895cm" svg:height="0.467cm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<text:span text:style-name="T2">Interpretação</text:span></text:p>
      <text:p text:style-name="P2">A empresa apresenta:</text:p>
      <text:list xml:id="list100849731212130" text:continue-numbering="true" text:style-name="WWNum9">
        <text:list-item>
          <text:p text:style-name="P5">CCL positivo;</text:p>
        </text:list-item>
        <text:list-item>
          <text:p text:style-name="P5">Estrutura estável;</text:p>
        </text:list-item>
        <text:list-item>
          <text:p text:style-name="P5">Equilíbrio financeiro moderado;</text:p>
        </text:list-item>
        <text:list-item>
          <text:p text:style-name="P5">Dependência parcial de capital de terceiros.</text:p>
        </text:list-item>
      </text:list>
      <text:p text:style-name="P2"/>
      <text:p text:style-name="P2"><text:span text:style-name="T2">10. Considerações Finais</text:span></text:p>
      <text:p text:style-name="P2">A análise do capital de giro permite:</text:p>
      <text:list xml:id="list100850703444718" text:continue-numbering="true" text:style-name="WWNum9">
        <text:list-item>
          <text:p text:style-name="P5">Avaliar liquidez;</text:p>
        </text:list-item>
        <text:list-item>
          <text:p text:style-name="P5">Antecipar crises financeiras;</text:p>
        </text:list-item>
        <text:list-item>
          <text:p text:style-name="P5">Planejar o crescimento;</text:p>
        </text:list-item>
        <text:list-item>
          <text:p text:style-name="P5">Otimizar a estrutura de financiamento.</text:p>
        </text:list-item>
      </text:list>
      <text:p text:style-name="P2"/>
      <text:p text:style-name="P2">De acordo com Silva, Assaf Neto e Gitman, empresas financeiramente saudáveis mantêm:</text:p>
      <text:list xml:id="list100850664096285" text:continue-numbering="true" text:style-name="WWNum9">
        <text:list-item>
          <text:p text:style-name="P5">CCL positivo e estável;</text:p>
        </text:list-item>
        <text:list-item>
          <text:p text:style-name="P5">Boa proporção entre recursos próprios e de terceiros;</text:p>
        </text:list-item>
        <text:list-item>
          <text:p text:style-name="P5">Compatibilidade entre prazos de ativos e passivos.</text:p>
        </text:list-item>
      </text:list>
      <text:p text:style-name="P2"/>
      <text:p text:style-name="P2"><text:span text:style-name="T2">1. Ideia Central: O que é Capital de Giro?</text:span></text:p>
      <text:p text:style-name="P2">Antes de analisar fórmulas, é essencial compreender a lógica econômica.</text:p>
      <text:p text:style-name="P2">Toda empresa precisa de dinheiro para:</text:p>
      <text:list xml:id="list100849620703184" text:continue-numbering="true" text:style-name="WWNum9">
        <text:list-item>
          <text:p text:style-name="P5">Comprar mercadorias;</text:p>
        </text:list-item>
        <text:list-item>
          <text:p text:style-name="P5">Pagar salários;</text:p>
        </text:list-item>
        <text:list-item>
          <text:p text:style-name="P5">Quitar fornecedores;</text:p>
        </text:list-item>
        <text:list-item>
          <text:p text:style-name="P5">Manter estoques;</text:p>
        </text:list-item>
        <text:list-item>
          <text:p text:style-name="P5">Financiar vendas a prazo.</text:p>
        </text:list-item>
      </text:list>
      <text:p text:style-name="P2">O <text:span text:style-name="T2">capital de giro</text:span> é exatamente o conjunto de recursos que permite que a empresa <text:span text:style-name="T2">funcione diariamente</text:span>, sem interrupções.</text:p>
      <text:p text:style-name="P2"><text:span text:style-name="T5">CG = </text:span>é o “combustível financeiro” da operação.</text:p>
      <text:p text:style-name="P2"><text:soft-page-break/></text:p>
      <text:p text:style-name="P2"><text:span text:style-name="T2">3. Capital Circulante Líquido (CCL)</text:span></text:p>
      <text:p text:style-name="P2"/>
      <text:p text:style-name="P2"><text:span text:style-name="T2">3.1 O que é?</text:span></text:p>
      <text:p text:style-name="P2">O CCL mostra se a empresa consegue pagar suas dívidas de curto prazo com seus recursos de curto prazo.</text:p>
      <text:p text:style-name="P2">É o principal indicador de equilíbrio financeiro.</text:p>
      <text:p text:style-name="P2"><text:span text:style-name="T2">3.2 Como calcular?</text:span></text:p>
      <text:p text:style-name="P3"><draw:frame draw:style-name="fr1" draw:name="Objeto20" text:anchor-type="as-char" svg:width="2.701cm" svg:height="0.467cm" draw:z-index="22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<text:span text:style-name="T2">3.3 Como interpretar?</text:span></text:p>
      <text:p text:style-name="P2"><text:span text:style-name="T2">a) CCL Positivo</text:span></text:p>
      <text:p text:style-name="P2">A empresa tem mais dinheiro a receber do que contas a pagar.</text:p>
      <text:p text:style-name="P2"><text:s/>Situação confortável.</text:p>
      <text:p text:style-name="P2"><text:span text:style-name="T2">b) CCL Zero</text:span></text:p>
      <text:p text:style-name="P2">A empresa está “no limite”.</text:p>
      <text:p text:style-name="P2">Qualquer imprevisto gera crise.</text:p>
      <text:p text:style-name="P2"><text:span text:style-name="T2">c) CCL Negativo</text:span></text:p>
      <text:p text:style-name="P2">A empresa deve mais do que consegue pagar no curto prazo.</text:p>
      <text:p text:style-name="P2">Situação perigosa.</text:p>
      <text:p text:style-name="P19"/>
      <text:p text:style-name="P2"><text:span text:style-name="T2">4. Capital Permanente Líquido (CPL)</text:span></text:p>
      <text:p text:style-name="P2"><text:span text:style-name="T2">4.1 O que é?</text:span></text:p>
      <text:p text:style-name="P2">É o conjunto dos recursos “de longo prazo” da empresa.</text:p>
      <text:p text:style-name="P2">Inclui:</text:p>
      <text:list xml:id="list2864594997" text:style-name="WWNum20">
        <text:list-item>
          <text:p text:style-name="P6">Patrimônio Líquido;</text:p>
        </text:list-item>
        <text:list-item>
          <text:p text:style-name="P6">Dívidas longas.</text:p>
        </text:list-item>
      </text:list>
      <text:p text:style-name="P2"/>
      <text:p text:style-name="P2"><text:span text:style-name="T2">4.2 Como calcular?</text:span></text:p>
      <text:p text:style-name="P3"><draw:frame draw:style-name="fr1" draw:name="Objeto21" text:anchor-type="as-char" svg:width="2.805cm" svg:height="0.467cm" draw:z-index="23"><draw:object xlink:href="./Object 21" xlink:type="simple" xlink:show="embed" xlink:actuate="onLoad"/><draw:image xlink:href="./ObjectReplacements/Object 21" xlink:type="simple" xlink:show="embed" xlink:actuate="onLoad"/></draw:frame></text:p>
      <text:p text:style-name="P2"/>
      <text:p text:style-name="P2"><text:span text:style-name="T2">4.3 Ideia-chave</text:span></text:p>
      <text:p text:style-name="P2">O CPL representa a <text:span text:style-name="T2">base de sustentação financeira</text:span>.</text:p>
      <text:p text:style-name="P2">Ele financia os ativos fixos e parte do giro.</text:p>
      <text:p text:style-name="P2"><draw:rect text:anchor-type="as-char" style:rel-width="100%" draw:z-index="1" draw:style-name="gr1" draw:text-style-name="P42" svg:width="15.001cm" svg:height="0.054cm"><text:p/></draw:rect></text:p>
      <text:p text:style-name="P2"><text:span text:style-name="T2">5. Capital de Giro Próprio (CGP)</text:span></text:p>
      <text:p text:style-name="P2"><text:span text:style-name="T2">5.1 O que é?</text:span></text:p>
      <text:p text:style-name="P2">Mostra quanto do dinheiro dos sócios está sendo usado para financiar o dia a dia.</text:p>
      <text:p text:style-name="P2"><text:span text:style-name="T2">5.2 Como calcular?</text:span></text:p>
      <text:p text:style-name="P3"><draw:frame draw:style-name="fr1" draw:name="Objeto22" text:anchor-type="as-char" svg:width="2.967cm" svg:height="0.467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<text:span text:style-name="T2">5.3 Interpretação</text:span></text:p>
      <text:p text:style-name="P2"><text:span text:style-name="T2">Positivo</text:span></text:p>
      <text:p text:style-name="P2">Os sócios ajudam a financiar a operação.</text:p>
      <text:p text:style-name="P2"><text:span text:style-name="T2">Negativo</text:span></text:p>
      <text:p text:style-name="P2">A empresa usa dívidas até para manter seus bens fixos.</text:p>
      <text:p text:style-name="P2">Sinal de fragilidade.</text:p>
      <text:p text:style-name="P19"/>
      <text:p text:style-name="P2"><text:soft-page-break/><text:span text:style-name="T2">6. Investimento Operacional em Giro (IOG)</text:span></text:p>
      <text:p text:style-name="P2"><text:span text:style-name="T2">6.1 O que é?</text:span></text:p>
      <text:p text:style-name="P2">É o dinheiro “preso” no funcionamento da empresa.</text:p>
      <text:p text:style-name="P2">Refere-se ao ciclo:</text:p>
      <text:p text:style-name="P2">Comprar → Estocar → Vender → Receber.</text:p>
      <text:p text:style-name="P2"/>
      <text:p text:style-name="P2"><text:span text:style-name="T2">6.2 Como calcular?</text:span></text:p>
      <text:p text:style-name="P3"><draw:frame draw:style-name="fr1" draw:name="Objeto23" text:anchor-type="as-char" svg:width="9.513cm" svg:height="0.467cm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<draw:rect text:anchor-type="as-char" style:rel-width="100%" draw:z-index="2" draw:style-name="gr1" draw:text-style-name="P42" svg:width="15.001cm" svg:height="0.054cm"><text:p/></draw:rect></text:p>
      <text:p text:style-name="P2"><text:span text:style-name="T2">6.3 Ideia-chave</text:span></text:p>
      <text:p text:style-name="P2">Quanto maior o prazo de recebimento e o estoque, maior o IOG.</text:p>
      <text:p text:style-name="P2">A empresa precisa financiar esse intervalo.</text:p>
      <text:p text:style-name="P2"/>
      <text:p text:style-name="P2"><text:span text:style-name="T2">7. Capital de Giro Operacional Líquido (CGOL)</text:span></text:p>
      <text:p text:style-name="P2"><text:span text:style-name="T2">7.1 O que é?</text:span></text:p>
      <text:p text:style-name="P2">É a necessidade real de dinheiro para manter as operações.</text:p>
      <text:p text:style-name="P2">É próximo da Necessidade de Capital de Giro.</text:p>
      <text:p text:style-name="P2"><text:span text:style-name="T2">7.2 Cálculo</text:span></text:p>
      <text:p text:style-name="P3"><draw:frame draw:style-name="fr1" draw:name="Objeto24" text:anchor-type="as-char" svg:width="3.611cm" svg:height="0.467cm" draw:z-index="26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<text:span text:style-name="T2">7.3 Interpretação</text:span></text:p>
      <text:p text:style-name="P2"><text:span text:style-name="T2">Positivo</text:span></text:p>
      <text:p text:style-name="P2">A empresa precisa buscar recursos.</text:p>
      <text:p text:style-name="P2"><text:span text:style-name="T2">Negativo</text:span></text:p>
      <text:p text:style-name="P2">A própria operação gera caixa.</text:p>
      <text:p text:style-name="P19"/>
      <text:p text:style-name="P2"/>
      <text:p text:style-name="P2"><text:span text:style-name="T2">9. Síntese Didática</text:span></text:p>
      <table:table table:name="Tabela1" table:style-name="Tabela1">
        <table:table-column table:style-name="Tabela1.A"/>
        <table:table-column table:style-name="Tabela1.B"/>
        <table:table-header-rows>
          <table:table-row table:style-name="Tabela1.1">
            <table:table-cell table:style-name="Tabela1.A1" office:value-type="string">
              <text:p text:style-name="P20">Conceito</text:p>
            </table:table-cell>
            <table:table-cell table:style-name="Tabela1.A1" office:value-type="string">
              <text:p text:style-name="P20">Pergunta que responde</text:p>
            </table:table-cell>
          </table:table-row>
        </table:table-header-rows>
        <table:table-row table:style-name="Tabela1.1">
          <table:table-cell table:style-name="Tabela1.A1" office:value-type="string">
            <text:p text:style-name="P7">AC</text:p>
          </table:table-cell>
          <table:table-cell table:style-name="Tabela1.A1" office:value-type="string">
            <text:p text:style-name="P7">Quanto entra em breve?</text:p>
          </table:table-cell>
        </table:table-row>
        <table:table-row table:style-name="Tabela1.1">
          <table:table-cell table:style-name="Tabela1.A1" office:value-type="string">
            <text:p text:style-name="P7">PC</text:p>
          </table:table-cell>
          <table:table-cell table:style-name="Tabela1.A1" office:value-type="string">
            <text:p text:style-name="P7">Quanto sai em breve?</text:p>
          </table:table-cell>
        </table:table-row>
        <table:table-row table:style-name="Tabela1.1">
          <table:table-cell table:style-name="Tabela1.A1" office:value-type="string">
            <text:p text:style-name="P7">CCL</text:p>
          </table:table-cell>
          <table:table-cell table:style-name="Tabela1.A1" office:value-type="string">
            <text:p text:style-name="P7">Estou equilibrado?</text:p>
          </table:table-cell>
        </table:table-row>
        <table:table-row table:style-name="Tabela1.1">
          <table:table-cell table:style-name="Tabela1.A1" office:value-type="string">
            <text:p text:style-name="P7">CPL</text:p>
          </table:table-cell>
          <table:table-cell table:style-name="Tabela1.A1" office:value-type="string">
            <text:p text:style-name="P7">Tenho base estável?</text:p>
          </table:table-cell>
        </table:table-row>
        <table:table-row table:style-name="Tabela1.1">
          <table:table-cell table:style-name="Tabela1.A1" office:value-type="string">
            <text:p text:style-name="P7">CGP</text:p>
          </table:table-cell>
          <table:table-cell table:style-name="Tabela1.A1" office:value-type="string">
            <text:p text:style-name="P7">Uso capital próprio?</text:p>
          </table:table-cell>
        </table:table-row>
        <table:table-row table:style-name="Tabela1.1">
          <table:table-cell table:style-name="Tabela1.A1" office:value-type="string">
            <text:p text:style-name="P7">IOG</text:p>
          </table:table-cell>
          <table:table-cell table:style-name="Tabela1.A1" office:value-type="string">
            <text:p text:style-name="P7">Quanto está preso?</text:p>
          </table:table-cell>
        </table:table-row>
        <table:table-row table:style-name="Tabela1.1">
          <table:table-cell table:style-name="Tabela1.A1" office:value-type="string">
            <text:p text:style-name="P7">CGOL</text:p>
          </table:table-cell>
          <table:table-cell table:style-name="Tabela1.A1" office:value-type="string">
            <text:p text:style-name="P7">Quanto preciso financiar?</text:p>
          </table:table-cell>
        </table:table-row>
      </table:table>
      <text:p text:style-name="P2"/>
      <text:p text:style-name="P2"><text:span text:style-name="T2">2. Conceito de Ativo segundo o CPC 00</text:span></text:p>
      <text:p text:style-name="P2"><text:span text:style-name="T2">2.1 Definição Formal</text:span></text:p>
      <text:p text:style-name="P2">De acordo com o CPC 00:</text:p>
      <text:p text:style-name="P2"><text:span text:style-name="T2">Ativo é um recurso econômico presente, controlado pela entidade, como resultado de eventos passados, do qual se espera que fluam benefícios econômicos futuros.</text:span></text:p>
      <text:p text:style-name="P2">Essa definição possui <text:span text:style-name="T2">quatro elementos essenciais</text:span>.</text:p>
      <text:p text:style-name="P2"/>
      <text:p text:style-name="P2"><text:span text:style-name="T2">2.2 Elementos do Conceito de Ativo</text:span></text:p>
      <text:p text:style-name="P2"><text:soft-page-break/><text:span text:style-name="T2"><text:s/>Recurso Econômico</text:span></text:p>
      <text:p text:style-name="P2">O ativo deve possuir <text:span text:style-name="T2">potencial de gerar benefícios econômicos</text:span>.</text:p>
      <text:p text:style-name="P2">Isso significa:</text:p>
      <text:list xml:id="list3102282773" text:style-name="WWNum23">
        <text:list-item>
          <text:p text:style-name="P8">Gerar caixa diretamente; ou</text:p>
        </text:list-item>
        <text:list-item>
          <text:p text:style-name="P8">Reduzir custos; ou</text:p>
        </text:list-item>
        <text:list-item>
          <text:p text:style-name="P8">Viabilizar a produção; ou</text:p>
        </text:list-item>
        <text:list-item>
          <text:p text:style-name="P8">Permitir a prestação de serviços.</text:p>
        </text:list-item>
      </text:list>
      <text:p text:style-name="P2"><text:s/>Não basta “existir”.<text:line-break/>É necessário “gerar valor”.</text:p>
      <text:p text:style-name="P2"/>
      <text:p text:style-name="P2"><text:span text:style-name="T2"><text:s/>Controle pela Entidade</text:span></text:p>
      <text:p text:style-name="P2">O CPC 00 não exige propriedade jurídica, mas <text:span text:style-name="T2">controle econômico</text:span>.</text:p>
      <text:p text:style-name="P2">A entidade controla um ativo quando pode:</text:p>
      <text:list xml:id="list3369235511" text:style-name="WWNum24">
        <text:list-item>
          <text:p text:style-name="P9">Usar seus benefícios;</text:p>
        </text:list-item>
        <text:list-item>
          <text:p text:style-name="P9">Restringir o acesso de terceiros.</text:p>
        </text:list-item>
      </text:list>
      <text:p text:style-name="P2">Exemplo:<text:line-break/>Uma máquina em leasing pode ser um ativo, mesmo sem ser “legalmente” da empresa.</text:p>
      <text:p text:style-name="P2"><text:span text:style-name="T5">👉</text:span> O foco é a substância econômica, não a forma legal.</text:p>
      <text:p text:style-name="P2"/>
      <text:p text:style-name="P2"><text:span text:style-name="T2">Evento Passado</text:span></text:p>
      <text:p text:style-name="P2">O ativo deve ser resultado de um fato já ocorrido.</text:p>
      <text:p text:style-name="P2">Exemplos:</text:p>
      <text:list xml:id="list2336176922" text:style-name="WWNum25">
        <text:list-item>
          <text:p text:style-name="P10">Compra;</text:p>
        </text:list-item>
        <text:list-item>
          <text:p text:style-name="P10">Produção;</text:p>
        </text:list-item>
        <text:list-item>
          <text:p text:style-name="P10">Recebimento;</text:p>
        </text:list-item>
        <text:list-item>
          <text:p text:style-name="P10">Desenvolvimento.</text:p>
        </text:list-item>
      </text:list>
      <text:p text:style-name="P2"><text:s/>Expectativas futuras não geram ativos.</text:p>
      <text:p text:style-name="P2"/>
      <text:p text:style-name="P2"><text:span text:style-name="T2">Benefícios Econômicos Futuros</text:span></text:p>
      <text:p text:style-name="P2">O ativo deve gerar vantagens no futuro, como:</text:p>
      <text:list xml:id="list1715515105" text:style-name="WWNum26">
        <text:list-item>
          <text:p text:style-name="P11">Receitas;</text:p>
        </text:list-item>
        <text:list-item>
          <text:p text:style-name="P11">Economia de gastos;</text:p>
        </text:list-item>
        <text:list-item>
          <text:p text:style-name="P11">Valorização patrimonial.</text:p>
        </text:list-item>
      </text:list>
      <text:p text:style-name="P2">Se não houver expectativa racional de benefício, não há ativo.</text:p>
      <text:p text:style-name="P2"/>
      <text:p text:style-name="P2"><text:span text:style-name="T2">3. Conceito de Passivo segundo o CPC 00</text:span></text:p>
      <text:p text:style-name="P2"><text:span text:style-name="T2">3.1 Definição Formal</text:span></text:p>
      <text:p text:style-name="P2">Segundo o CPC 00:</text:p>
      <text:p text:style-name="P2"><text:span text:style-name="T2">Passivo é uma obrigação presente da entidade, derivada de eventos passados, cuja liquidação se espera que resulte na saída de recursos capazes de gerar benefícios econômicos.</text:span></text:p>
      <text:p text:style-name="P2">Também aqui existem elementos essenciais.</text:p>
      <text:p text:style-name="P2"><text:span text:style-name="T2">3.2 Elementos do Conceito de Passivo</text:span></text:p>
      <text:p text:style-name="P2"/>
      <text:p text:style-name="P2"><text:span text:style-name="T2">1️</text:span><text:span text:style-name="T6">⃣</text:span><text:span text:style-name="T2"> Obrigação Presente</text:span></text:p>
      <text:p text:style-name="P2">A empresa deve ter um compromisso atual.</text:p>
      <text:p text:style-name="P2">Pode ser:</text:p>
      <text:list xml:id="list4012291635" text:style-name="WWNum28">
        <text:list-item>
          <text:p text:style-name="P12">Legal (contrato, lei);</text:p>
        </text:list-item>
        <text:list-item>
          <text:p text:style-name="P12"><text:soft-page-break/>Implícito (prática habitual);</text:p>
        </text:list-item>
        <text:list-item>
          <text:p text:style-name="P12">Construtivo (expectativa criada).</text:p>
        </text:list-item>
      </text:list>
      <text:p text:style-name="P2">Exemplo:<text:line-break/>Se a empresa sempre indeniza clientes, cria-se uma obrigação implícita.</text:p>
      <text:p text:style-name="P2"/>
      <text:p text:style-name="P2"><text:span text:style-name="T2">Origem em Evento Passado</text:span></text:p>
      <text:p text:style-name="P2">O passivo surge de fatos já ocorridos:</text:p>
      <text:list xml:id="list1384226255" text:style-name="WWNum29">
        <text:list-item>
          <text:p text:style-name="P13">Compra a prazo;</text:p>
        </text:list-item>
        <text:list-item>
          <text:p text:style-name="P13">Empréstimo;</text:p>
        </text:list-item>
        <text:list-item>
          <text:p text:style-name="P13">Prestação de serviço;</text:p>
        </text:list-item>
        <text:list-item>
          <text:p text:style-name="P13">Fato gerador de tributo.</text:p>
        </text:list-item>
      </text:list>
      <text:p text:style-name="P2"><text:span text:style-name="T5">👉</text:span> Dívidas futuras não são passivos.</text:p>
      <text:p text:style-name="P2"/>
      <text:p text:style-name="P2"><text:span text:style-name="T2">Saída de Recursos Econômicos</text:span></text:p>
      <text:p text:style-name="P2">A liquidação do passivo exigirá:</text:p>
      <text:list xml:id="list335498187" text:style-name="WWNum30">
        <text:list-item>
          <text:p text:style-name="P14">Dinheiro;</text:p>
        </text:list-item>
        <text:list-item>
          <text:p text:style-name="P14">Mercadorias;</text:p>
        </text:list-item>
        <text:list-item>
          <text:p text:style-name="P14">Serviços;</text:p>
        </text:list-item>
        <text:list-item>
          <text:p text:style-name="P14">Outros ativos.</text:p>
        </text:list-item>
      </text:list>
      <text:p text:style-name="P2">Se não houver expectativa de saída, não há passivo.</text:p>
      <text:p text:style-name="P2"/>
      <text:p text:style-name="P2"><text:span text:style-name="T2">3.3 Interpretação Didática</text:span></text:p>
      <text:p text:style-name="P2">Um passivo é:</text:p>
      <text:p text:style-name="P2">“Um compromisso atual que vai exigir sacrifício econômico no futuro.”</text:p>
      <text:p text:style-name="P2">É uma restrição à liberdade financeira da empresa.</text:p>
      <text:p text:style-name="P2"/>
      <text:p text:style-name="P2"><text:span text:style-name="T2">3.4 Relação com Passivo Circulante e Não Circulante</text:span></text:p>
      <text:p text:style-name="P2">Após reconhecido, o passivo é classificado:</text:p>
      <text:list xml:id="list1993912238" text:style-name="WWNum31">
        <text:list-item>
          <text:p text:style-name="P15">Curto prazo → circulante;</text:p>
        </text:list-item>
        <text:list-item>
          <text:p text:style-name="P15">Longo prazo → não circulante.</text:p>
        </text:list-item>
      </text:list>
      <text:p text:style-name="P2">A essência vem antes da classificação.</text:p>
      <text:p text:style-name="P2"/>
      <text:p text:style-name="P2"><text:span text:style-name="T2">4. Conceito de Patrimônio Líquido segundo o CPC 00</text:span></text:p>
      <text:p text:style-name="P2"/>
      <text:p text:style-name="P2"><text:span text:style-name="T2">4.1 Definição Formal</text:span></text:p>
      <text:p text:style-name="P2">Segundo o CPC 00:</text:p>
      <text:p text:style-name="P2"><text:span text:style-name="T2">Patrimônio Líquido é o interesse residual nos ativos da entidade após a dedução de todos os seus passivos.</text:span></text:p>
      <text:p text:style-name="P2"><text:span text:style-name="T2">4.2 Significado Econômico</text:span></text:p>
      <text:p text:style-name="P2">O Patrimônio Líquido não é um recurso isolado.</text:p>
      <text:p text:style-name="P2">Ele representa:</text:p>
      <text:p text:style-name="P2">A parcela dos ativos que pertence aos proprietários.</text:p>
      <text:p text:style-name="P2">Em termos econômicos:</text:p>
      <text:p text:style-name="P3"><draw:frame draw:style-name="fr1" draw:name="Objeto25" text:anchor-type="as-char" svg:width="3.838cm" svg:height="0.467cm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2"><text:span text:style-name="T2">4.3 Componentes do PL</text:span></text:p>
      <text:p text:style-name="P2">O PL é formado por:</text:p>
      <text:list xml:id="list177634943" text:style-name="WWNum32">
        <text:list-item>
          <text:p text:style-name="P16">Capital social;</text:p>
        </text:list-item>
        <text:list-item>
          <text:p text:style-name="P16">Reservas;</text:p>
        </text:list-item>
        <text:list-item>
          <text:p text:style-name="P16"><text:soft-page-break/>Ajustes de avaliação;</text:p>
        </text:list-item>
        <text:list-item>
          <text:p text:style-name="P16">Resultados acumulados.</text:p>
        </text:list-item>
      </text:list>
      <text:p text:style-name="P2">Cada componente reflete decisões de financiamento e desempenho.</text:p>
      <text:p text:style-name="P2"/>
      <text:p text:style-name="P2"><text:span text:style-name="T2">5. Relação Estrutural entre Ativo, Passivo e PL</text:span></text:p>
      <text:p text:style-name="P2">Segundo o CPC 00, existe uma relação lógica fundamental:</text:p>
      <text:p text:style-name="P3"><draw:frame draw:style-name="fr1" draw:name="Objeto26" text:anchor-type="as-char" svg:width="7.214cm" svg:height="0.467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2">Essa equação expressa que:</text:p>
      <text:list xml:id="list3369389902" text:style-name="WWNum33">
        <text:list-item>
          <text:p text:style-name="P17">Todo recurso tem uma origem;</text:p>
        </text:list-item>
        <text:list-item>
          <text:p text:style-name="P17">A origem pode ser:</text:p>
          <text:list>
            <text:list-item>
              <text:p text:style-name="P17">Capital de terceiros (Passivo);</text:p>
            </text:list-item>
            <text:list-item>
              <text:p text:style-name="P17">Capital próprio (PL).</text:p>
            </text:list-item>
          </text:list>
        </text:list-item>
      </text:list>
      <text:p text:style-name="P2"><text:span text:style-name="T2">6. Exemplo Integrado</text:span></text:p>
      <text:p text:style-name="P2">Imagine:</text:p>
      <text:p text:style-name="P2">A empresa possui:</text:p>
      <text:list xml:id="list29635235" text:style-name="WWNum35">
        <text:list-item>
          <text:p text:style-name="P18">Caixa: R$ 100.000</text:p>
        </text:list-item>
        <text:list-item>
          <text:p text:style-name="P18">Clientes: R$ 200.000</text:p>
        </text:list-item>
        <text:list-item>
          <text:p text:style-name="P18">Estoques: R$ 150.000</text:p>
        </text:list-item>
        <text:list-item>
          <text:p text:style-name="P18">Fornecedores: R$ 180.000</text:p>
        </text:list-item>
        <text:list-item>
          <text:p text:style-name="P18">Empréstimos: R$ 70.000</text:p>
        </text:list-item>
      </text:list>
      <text:p text:style-name="P2"><text:span text:style-name="T2">Interpretação pelo CPC 00</text:span></text:p>
      <text:p text:style-name="P2"><text:span text:style-name="T7">✔</text:span> Caixa, clientes e estoques → Ativos (geram benefícios)<text:line-break/><text:span text:style-name="T7">✔</text:span> Fornecedores e empréstimos → Passivos (obrigações)<text:line-break/><text:span text:style-name="T7">✔</text:span> Diferen<text:span text:style-name="T8">ç</text:span>a <text:span text:style-name="T8">→</text:span> PL</text:p>
      <text:p text:style-name="P3"><draw:frame draw:style-name="fr1" draw:name="Objeto27" text:anchor-type="as-char" svg:width="2.686cm" svg:height="0.467cm" draw:z-index="29"><draw:object xlink:href="./Object 27" xlink:type="simple" xlink:show="embed" xlink:actuate="onLoad"/><draw:image xlink:href="./ObjectReplacements/Object 27" xlink:type="simple" xlink:show="embed" xlink:actuate="onLoad"/></draw:frame><draw:frame draw:style-name="fr1" draw:name="Objeto28" text:anchor-type="as-char" svg:width="3.076cm" svg:height="0.467cm" draw:z-index="30"><draw:object xlink:href="./Object 28" xlink:type="simple" xlink:show="embed" xlink:actuate="onLoad"/><draw:image xlink:href="./ObjectReplacements/Object 28" xlink:type="simple" xlink:show="embed" xlink:actuate="onLoad"/></draw:frame><draw:frame draw:style-name="fr1" draw:name="Objeto29" text:anchor-type="as-char" svg:width="2.249cm" svg:height="0.467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2">O PL representa a riqueza líquida dos proprietários.</text:p>
      <text:p text:style-name="P2"/>
      <text:p text:style-name="P2"/>
      <text:p text:style-name="P2">1. Contextualização</text:p>
      <text:p text:style-name="P2">A empresa Alfa Comercial Ltda. atua no setor de distribuição e apresenta as seguintes informações financeiras (em R$):</text:p>
      <text:p text:style-name="P2">Caixa: 120.000</text:p>
      <text:p text:style-name="P2">Clientes: 280.000</text:p>
      <text:p text:style-name="P2">Estoques: 200.000</text:p>
      <text:p text:style-name="P2">Imobilizado: 400.000</text:p>
      <text:p text:style-name="P2"/>
      <text:p text:style-name="P2">Fornecedores: 210.000</text:p>
      <text:p text:style-name="P2">Salários a Pagar: 40.000</text:p>
      <text:p text:style-name="P2">Empréstimos CP: 70.000</text:p>
      <text:p text:style-name="P2">Financiamentos LP: 180.000</text:p>
      <text:p text:style-name="P2"/>
      <text:p text:style-name="P2">2. Questões</text:p>
      <text:p text:style-name="P2"/>
      <text:p text:style-name="P2">a) Calcule o Ativo Circulante, o Ativo Não Circulante, o Passivo Circulante, o Passivo Não Circulante e o PL.</text:p>
      <text:p text:style-name="P2">b) Determine o CCL, CPL, CGP, IOG e CGOL.</text:p>
      <text:p text:style-name="P2">c) Analise a situação financeira da empresa.</text:p>
      <text:p text:style-name="P2"/>
      <text:p text:style-name="P2">3. Resolução</text:p>
      <text:p text:style-name="P2"><text:soft-page-break/></text:p>
      <text:p text:style-name="P2">Ativo Circulante = 120.000 + 280.000 + 200.000 = 600.000</text:p>
      <text:p text:style-name="P2">Ativo Não Circulante = 400.000</text:p>
      <text:p text:style-name="P2"/>
      <text:p text:style-name="P2">Passivo Circulante = 210.000 + 40.000 + 70.000 = 320.000</text:p>
      <text:p text:style-name="P2">Passivo Não Circulante = 180.000</text:p>
      <text:p text:style-name="P2"/>
      <text:p text:style-name="P2">Ativo Total = 1.000.000</text:p>
      <text:p text:style-name="P2">Passivo Total = 500.000</text:p>
      <text:p text:style-name="P2"/>
      <text:p text:style-name="P2">PL = 1.000.000 - 500.000 = 500.000</text:p>
      <text:p text:style-name="P2"/>
      <text:p text:style-name="P2">CCL = 600.000 - 320.000 = 280.000</text:p>
      <text:p text:style-name="P2">CPL = 500.000 + 180.000 = 680.000</text:p>
      <text:p text:style-name="P2">CGP = 500.000 - 400.000 = 100.000</text:p>
      <text:p text:style-name="P2"/>
      <text:p text:style-name="P2">IOG = (280.000 + 200.000) - 210.000 = 270.000</text:p>
      <text:p text:style-name="P2">CGOL = 480.000 - 210.000 = 270.000</text:p>
      <text:p text:style-name="P2"/>
      <text:p text:style-name="P2">4. Interpretação</text:p>
      <text:p text:style-name="P2"/>
      <text:p text:style-name="P2">A empresa apresenta equilíbrio financeiro, CCL positivo, boa autonomia patrimonial e necessidade moderada de financiamento operacional.</text:p>
      <text:p text:style-name="P2"/>
      <text:p text:style-name="P2">Exercício 1</text:p>
      <text:p text:style-name="P2"/>
      <text:p text:style-name="P2">Dados:</text:p>
      <text:p text:style-name="P2">AC = 450.000</text:p>
      <text:p text:style-name="P2">PC = 300.000</text:p>
      <text:p text:style-name="P2"/>
      <text:p text:style-name="P2">Calcule o CCL.</text:p>
      <text:p text:style-name="P2"/>
      <text:p text:style-name="P2">Resolução:</text:p>
      <text:p text:style-name="P2">CCL = 450.000 - 300.000 = 150.000</text:p>
      <text:p text:style-name="P2"/>
      <text:p text:style-name="P2">Interpretação: Situação confortável.</text:p>
      <text:p text:style-name="P2"/>
      <text:p text:style-name="P2">Exercício 2</text:p>
      <text:p text:style-name="P2"/>
      <text:p text:style-name="P2">Dados:</text:p>
      <text:p text:style-name="P2">PL = 600.000</text:p>
      <text:p text:style-name="P2">ANC = 520.000</text:p>
      <text:p text:style-name="P2"/>
      <text:p text:style-name="P2">Calcule o CGP.</text:p>
      <text:p text:style-name="P2"/>
      <text:p text:style-name="P2">Resolução:</text:p>
      <text:p text:style-name="P2">CGP = 600.000 - 520.000 = 80.000</text:p>
      <text:p text:style-name="P2"/>
      <text:p text:style-name="P2">Interpretação: Parte do capital próprio financia o giro.</text:p>
      <text:p text:style-name="P2"/>
      <text:p text:style-name="P2"><text:soft-page-break/>1. Contextualização</text:p>
      <text:p text:style-name="P2"/>
      <text:p text:style-name="P2">A empresa Alfa Comercial Ltda. atua no setor de distribuição e apresenta as seguintes informações financeiras (em R$):</text:p>
      <text:p text:style-name="P2"/>
      <text:p text:style-name="P2">Caixa: 120.000</text:p>
      <text:p text:style-name="P2">Clientes: 280.000</text:p>
      <text:p text:style-name="P2">Estoques: 200.000</text:p>
      <text:p text:style-name="P2">Imobilizado: 400.000</text:p>
      <text:p text:style-name="P2"/>
      <text:p text:style-name="P2">Fornecedores: 210.000</text:p>
      <text:p text:style-name="P2">Salários a Pagar: 40.000</text:p>
      <text:p text:style-name="P2">Empréstimos CP: 70.000</text:p>
      <text:p text:style-name="P2">Financiamentos LP: 180.000</text:p>
      <text:p text:style-name="P2"/>
      <text:p text:style-name="P2">2. Questões</text:p>
      <text:p text:style-name="P2"/>
      <text:p text:style-name="P2">a) Calcule o Ativo Circulante, o Ativo Não Circulante, o Passivo Circulante, o Passivo Não Circulante e o PL.</text:p>
      <text:p text:style-name="P2">b) Determine o CCL, CPL, CGP, IOG e CGOL.</text:p>
      <text:p text:style-name="P2">c) Analise a situação financeira da empresa.</text:p>
      <text:p text:style-name="P2"/>
      <text:p text:style-name="P2">3. Resolução</text:p>
      <text:p text:style-name="P2"/>
      <text:p text:style-name="P2">Ativo Circulante = 600.000</text:p>
      <text:p text:style-name="P2">Ativo Não Circulante = 400.000</text:p>
      <text:p text:style-name="P2"/>
      <text:p text:style-name="P2">Passivo Circulante = 320.000</text:p>
      <text:p text:style-name="P2">Passivo Não Circulante = 180.000</text:p>
      <text:p text:style-name="P2"/>
      <text:p text:style-name="P2">PL = 500.000</text:p>
      <text:p text:style-name="P2"/>
      <text:p text:style-name="P2">CCL = 280.000</text:p>
      <text:p text:style-name="P2">CPL = 680.000</text:p>
      <text:p text:style-name="P2">CGP = 100.000</text:p>
      <text:p text:style-name="P2">IOG = 270.000</text:p>
      <text:p text:style-name="P2">CGOL = 270.000</text:p>
      <text:p text:style-name="P2"/>
      <text:p text:style-name="P2"/>
      <text:p text:style-name="P2"/>
      <text:h text:style-name="Heading_20_1" text:outline-level="1">Necessidade de Capital de Giro (NCG)</text:h>
      <text:h text:style-name="Heading_20_2" text:outline-level="2">Conceito: </text:h>
      <text:p text:style-name="Text_20_body">A <text:span text:style-name="Strong_20_Emphasis">Necessidade de Capital de Giro (NCG)</text:span> representa o <text:span text:style-name="Strong_20_Emphasis">valor que a empresa precisa financiar para manter suas operações funcionando normalmente</text:span>.</text:p>
      <text:p text:style-name="Text_20_body">Ela surge porque:</text:p>
      <text:list xml:id="list31809555" text:style-name="L1">
        <text:list-item>
          <text:p text:style-name="P32"><text:soft-page-break/>A empresa <text:span text:style-name="Strong_20_Emphasis">paga fornecedores antes</text:span></text:p>
        </text:list-item>
        <text:list-item>
          <text:p text:style-name="P32">Recebe de clientes <text:span text:style-name="Strong_20_Emphasis">depois</text:span></text:p>
        </text:list-item>
        <text:list-item>
          <text:p text:style-name="P32">Mantém <text:span text:style-name="Strong_20_Emphasis">estoques parados</text:span></text:p>
        </text:list-item>
      </text:list>
      <text:p text:style-name="Text_20_body">Ou seja: existe um <text:span text:style-name="Strong_20_Emphasis">descompasso financeiro</text:span> entre pagamentos e recebimentos.</text:p>
      <text:h text:style-name="Heading_20_2" text:outline-level="2">Fórmula da NCG <text:span text:style-name="T9">= ACO - PCO</text:span></text:h>
      <text:h text:style-name="Heading_20_3" text:outline-level="3">✔ Ativo Circulante Operacional (ACO)</text:h>
      <text:p text:style-name="Text_20_body">São contas ligadas à operação:</text:p>
      <text:list xml:id="list2966098961" text:style-name="L2">
        <text:list-item>
          <text:p text:style-name="P33">Clientes (Duplicatas a Receber)</text:p>
        </text:list-item>
        <text:list-item>
          <text:p text:style-name="P33">Estoques</text:p>
        </text:list-item>
        <text:list-item>
          <text:p text:style-name="P33">Adiantamentos a fornecedores</text:p>
        </text:list-item>
      </text:list>
      <text:p text:style-name="Text_20_body"><text:span text:style-name="T9">Neste cálculo não </text:span>entra caixa <text:span text:style-name="T9">e </text:span>nem aplicações financeiras.</text:p>
      <text:h text:style-name="Heading_20_3" text:outline-level="3">✔ Passivo Circulante Operacional (PCO)</text:h>
      <text:list xml:id="list440292847" text:style-name="L3">
        <text:list-item>
          <text:p text:style-name="P34">Fornecedores</text:p>
        </text:list-item>
        <text:list-item>
          <text:p text:style-name="P34">Salários a pagar</text:p>
        </text:list-item>
        <text:list-item>
          <text:p text:style-name="P34">Impostos operacionais</text:p>
        </text:list-item>
        <text:list-item>
          <text:p text:style-name="P34">Obrigações operacionais</text:p>
        </text:list-item>
      </text:list>
      <text:p text:style-name="Text_20_body">⚠ Não entram empréstimos bancários.</text:p>
      <text:h text:style-name="Heading_20_2" text:outline-level="2">📊 Exemplo Prático</text:h>
      <table:table table:name="Tabela2" table:style-name="Tabela2">
        <table:table-column table:style-name="Tabela2.A"/>
        <table:table-column table:style-name="Tabela2.B"/>
        <table:table-header-rows>
          <table:table-row table:style-name="TableLine2473589168672">
            <table:table-cell table:style-name="Tabela2.A1" office:value-type="string">
              <text:p text:style-name="Table_20_Heading">Conta</text:p>
            </table:table-cell>
            <table:table-cell table:style-name="Tabela2.A1" office:value-type="string">
              <text:p text:style-name="Table_20_Heading">Valor</text:p>
            </table:table-cell>
          </table:table-row>
        </table:table-header-rows>
        <table:table-row table:style-name="TableLine2473589168672">
          <table:table-cell table:style-name="Tabela2.A1" office:value-type="string">
            <text:p text:style-name="Table_20_Contents">Clientes</text:p>
          </table:table-cell>
          <table:table-cell table:style-name="Tabela2.A1" office:value-type="string">
            <text:p text:style-name="Table_20_Contents">80.000</text:p>
          </table:table-cell>
        </table:table-row>
        <table:table-row table:style-name="TableLine2473589168672">
          <table:table-cell table:style-name="Tabela2.A1" office:value-type="string">
            <text:p text:style-name="Table_20_Contents">Estoques</text:p>
          </table:table-cell>
          <table:table-cell table:style-name="Tabela2.A1" office:value-type="string">
            <text:p text:style-name="Table_20_Contents">50.000</text:p>
          </table:table-cell>
        </table:table-row>
        <table:table-row table:style-name="TableLine2473589168672">
          <table:table-cell table:style-name="Tabela2.A1" office:value-type="string">
            <text:p text:style-name="Table_20_Contents">Fornecedores</text:p>
          </table:table-cell>
          <table:table-cell table:style-name="Tabela2.A1" office:value-type="string">
            <text:p text:style-name="Table_20_Contents">40.000</text:p>
          </table:table-cell>
        </table:table-row>
        <table:table-row table:style-name="TableLine2473589168672">
          <table:table-cell table:style-name="Tabela2.A1" office:value-type="string">
            <text:p text:style-name="Table_20_Contents">Salários/Impostos</text:p>
          </table:table-cell>
          <table:table-cell table:style-name="Tabela2.A1" office:value-type="string">
            <text:p text:style-name="Table_20_Contents">20.000</text:p>
          </table:table-cell>
        </table:table-row>
      </table:table>
      <text:h text:style-name="Heading_20_3" text:outline-level="3">1️⃣ Calcular ACO</text:h>
      <text:p text:style-name="Text_20_body">ACO = 80.000 + 50.000<text:line-break/>ACO = 130.000</text:p>
      <text:h text:style-name="Heading_20_3" text:outline-level="3">2️⃣ Calcular PCO</text:h>
      <text:p text:style-name="Text_20_body">PCO = 40.000 + 20.000<text:line-break/>PCO = 60.000</text:p>
      <text:h text:style-name="Heading_20_3" text:outline-level="3"><text:soft-page-break/>3️⃣ Calcular NCG</text:h>
      <text:p text:style-name="Text_20_body">NCG = 130.000 − 60.000<text:line-break/>NCG = 70.000</text:p>
      <text:p text:style-name="Text_20_body"><text:s/>A empresa precisa de <text:span text:style-name="Strong_20_Emphasis">R$ 70.000</text:span> para financiar sua operação.</text:p>
      <text:h text:style-name="Heading_20_2" text:outline-level="2"><text:s/>Interpretação</text:h>
      <text:list xml:id="list1545915733" text:style-name="L4">
        <text:list-item>
          <text:p text:style-name="P35">NCG positiva → empresa precisa financiar operações</text:p>
        </text:list-item>
        <text:list-item>
          <text:p text:style-name="P35">NCG negativa → fornecedores financiam a operação</text:p>
        </text:list-item>
        <text:list-item>
          <text:p text:style-name="P35">NCG alta → maior risco financeiro</text:p>
        </text:list-item>
      </text:list>
      <text:h text:style-name="Heading_20_1" text:outline-level="1"><text:s text:c="2"/>Saldo em Tesouraria (ST)</text:h>
      <text:p text:style-name="Text_20_body">Agora entra o conceito mais estratégico.</text:p>
      <text:h text:style-name="Heading_20_2" text:outline-level="2">🔎 Conceito</text:h>
      <text:p text:style-name="Text_20_body">O <text:span text:style-name="Strong_20_Emphasis">Saldo em Tesouraria (ST)</text:span> mostra se a empresa tem <text:span text:style-name="Strong_20_Emphasis">recursos financeiros suficientes para cobrir sua necessidade de capital de giro</text:span>.</text:p>
      <text:h text:style-name="Heading_20_2" text:outline-level="2">🧮 Fórmula do Saldo em Tesouraria</text:h>
      <text:p text:style-name="P41">ST = CPL - IOG</text:p>
      <text:h text:style-name="Heading_20_2" text:outline-level="2">O que é Capital de Giro (CDG)?</text:h>
      <text:p text:style-name="Text_20_body">Ou de forma simplificada:</text:p>
      <text:p text:style-name="Text_20_body">CDG = Recursos permanentes – Aplicações permanentes</text:p>
      <text:p text:style-name="Horizontal_20_Line"/>
      <text:h text:style-name="Heading_20_2" text:outline-level="2">📊 Exemplo Completo</text:h>
      <text:p text:style-name="Text_20_body">Suponha:</text:p>
      <table:table table:name="Tabela3" table:style-name="Tabela3">
        <table:table-column table:style-name="Tabela3.A"/>
        <table:table-column table:style-name="Tabela3.B"/>
        <table:table-header-rows>
          <table:table-row table:style-name="TableLine2473589155616">
            <table:table-cell table:style-name="Tabela3.A1" office:value-type="string">
              <text:p text:style-name="P31">Conta</text:p>
            </table:table-cell>
            <table:table-cell table:style-name="Tabela3.A1" office:value-type="string">
              <text:p text:style-name="P31">Valor</text:p>
            </table:table-cell>
          </table:table-row>
        </table:table-header-rows>
        <table:table-row table:style-name="TableLine2473589155616">
          <table:table-cell table:style-name="Tabela3.A1" office:value-type="string">
            <text:p text:style-name="P30">Patrimônio Líquido</text:p>
          </table:table-cell>
          <table:table-cell table:style-name="Tabela3.A1" office:value-type="string">
            <text:p text:style-name="P30">200.000</text:p>
          </table:table-cell>
        </table:table-row>
        <table:table-row table:style-name="TableLine2473589155616">
          <table:table-cell table:style-name="Tabela3.A1" office:value-type="string">
            <text:p text:style-name="P30">Empréstimos LP</text:p>
          </table:table-cell>
          <table:table-cell table:style-name="Tabela3.A1" office:value-type="string">
            <text:p text:style-name="P30">100.000</text:p>
          </table:table-cell>
        </table:table-row>
        <table:table-row table:style-name="TableLine2473589155616">
          <table:table-cell table:style-name="Tabela3.A1" office:value-type="string">
            <text:p text:style-name="P30">Ativo Não Circulante</text:p>
          </table:table-cell>
          <table:table-cell table:style-name="Tabela3.A1" office:value-type="string">
            <text:p text:style-name="P30">250.000</text:p>
          </table:table-cell>
        </table:table-row>
      </table:table>
      <text:h text:style-name="Heading_20_3" text:outline-level="3">1️CDG</text:h>
      <text:p text:style-name="Text_20_body">CDG = (200.000 + 100.000) − 250.000<text:line-break/>CDG = 50.000</text:p>
      <text:h text:style-name="Heading_20_3" text:outline-level="3"><text:soft-page-break/>2️⃣ Sabemos que NCG = 70.000</text:h>
      <text:h text:style-name="Heading_20_3" text:outline-level="3">3️⃣ Calcular ST</text:h>
      <text:p text:style-name="Text_20_body">ST = 50.000 − 70.000<text:line-break/>ST = -20.000</text:p>
      <text:h text:style-name="Heading_20_2" text:outline-level="2">Interpretação: ST negativo = falta dinheiro<text:line-break/>A empresa precisa de financiamento de curto prazo.</text:h>
      <text:p text:style-name="Text_20_body">Isso pode gerar:</text:p>
      <text:list xml:id="list2290970768" text:style-name="L5">
        <text:list-item>
          <text:p text:style-name="P36">Empréstimos bancários</text:p>
        </text:list-item>
        <text:list-item>
          <text:p text:style-name="P36">Cheque especial</text:p>
        </text:list-item>
        <text:list-item>
          <text:p text:style-name="P36">Endividamento caro</text:p>
        </text:list-item>
      </text:list>
      <text:h text:style-name="Heading_20_1" text:outline-level="1">Relação entre NCG e ST (Modelo Fleuriet)</text:h>
      <text:p text:style-name="Text_20_body">Esses conceitos fazem parte do <text:span text:style-name="Strong_20_Emphasis">Modelo Dinâmico de Capital de Giro</text:span>, desenvolvido por Michel Fleuriet.</text:p>
      <text:p text:style-name="Text_20_body">Ele divide o balanço em:</text:p>
      <text:list xml:id="list1185316323" text:style-name="L6">
        <text:list-item>
          <text:p text:style-name="P37">Operacional</text:p>
        </text:list-item>
        <text:list-item>
          <text:p text:style-name="P37">Financeiro</text:p>
        </text:list-item>
        <text:list-item>
          <text:p text:style-name="P37">Permanente</text:p>
        </text:list-item>
      </text:list>
      <text:p text:style-name="Text_20_body">E mostra que o problema não é lucro, mas <text:span text:style-name="Strong_20_Emphasis">fluxo de caixa operacional</text:span>.</text:p>
      <text:h text:style-name="P1" text:outline-level="1">Resumo Visual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 table:style-name="TableLine2473589154256">
            <table:table-cell table:style-name="Tabela4.A1" office:value-type="string">
              <text:p text:style-name="P31">Situação</text:p>
            </table:table-cell>
            <table:table-cell table:style-name="Tabela4.A1" office:value-type="string">
              <text:p text:style-name="P31">NCG</text:p>
            </table:table-cell>
            <table:table-cell table:style-name="Tabela4.A1" office:value-type="string">
              <text:p text:style-name="P31">CDG</text:p>
            </table:table-cell>
            <table:table-cell table:style-name="Tabela4.A1" office:value-type="string">
              <text:p text:style-name="P31">ST</text:p>
            </table:table-cell>
            <table:table-cell table:style-name="Tabela4.A1" office:value-type="string">
              <text:p text:style-name="P31">Situação Financeira</text:p>
            </table:table-cell>
          </table:table-row>
        </table:table-header-rows>
        <table:table-row table:style-name="TableLine2473589154256">
          <table:table-cell table:style-name="Tabela4.A1" office:value-type="string">
            <text:p text:style-name="P30">Ideal</text:p>
          </table:table-cell>
          <table:table-cell table:style-name="Tabela4.A1" office:value-type="string">
            <text:p text:style-name="P30">Média</text:p>
          </table:table-cell>
          <table:table-cell table:style-name="Tabela4.A1" office:value-type="string">
            <text:p text:style-name="P30">Maior que NCG</text:p>
          </table:table-cell>
          <table:table-cell table:style-name="Tabela4.A1" office:value-type="string">
            <text:p text:style-name="P30">Positivo</text:p>
          </table:table-cell>
          <table:table-cell table:style-name="Tabela4.A1" office:value-type="string">
            <text:p text:style-name="P30">Confortável</text:p>
          </table:table-cell>
        </table:table-row>
        <table:table-row table:style-name="TableLine2473589154256">
          <table:table-cell table:style-name="Tabela4.A1" office:value-type="string">
            <text:p text:style-name="P30">Atenção</text:p>
          </table:table-cell>
          <table:table-cell table:style-name="Tabela4.A1" office:value-type="string">
            <text:p text:style-name="P30">Alta</text:p>
          </table:table-cell>
          <table:table-cell table:style-name="Tabela4.A1" office:value-type="string">
            <text:p text:style-name="P30">Igual NCG</text:p>
          </table:table-cell>
          <table:table-cell table:style-name="Tabela4.A1" office:value-type="string">
            <text:p text:style-name="P30">Zero</text:p>
          </table:table-cell>
          <table:table-cell table:style-name="Tabela4.A1" office:value-type="string">
            <text:p text:style-name="P30">Risco</text:p>
          </table:table-cell>
        </table:table-row>
        <table:table-row table:style-name="TableLine2473589154256">
          <table:table-cell table:style-name="Tabela4.A1" office:value-type="string">
            <text:p text:style-name="P30">Crítica</text:p>
          </table:table-cell>
          <table:table-cell table:style-name="Tabela4.A1" office:value-type="string">
            <text:p text:style-name="P30">Alta</text:p>
          </table:table-cell>
          <table:table-cell table:style-name="Tabela4.A1" office:value-type="string">
            <text:p text:style-name="P30">Menor que NCG</text:p>
          </table:table-cell>
          <table:table-cell table:style-name="Tabela4.A1" office:value-type="string">
            <text:p text:style-name="P30">Negativo</text:p>
          </table:table-cell>
          <table:table-cell table:style-name="Tabela4.A1" office:value-type="string">
            <text:p text:style-name="P30">Endividamento</text:p>
          </table:table-cell>
        </table:table-row>
      </table:table>
      <text:h text:style-name="P1" text:outline-level="1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roman" style:font-pitch="variable"/>
    <style:font-face style:name="Segoe UI Emoji" svg:font-family="'Segoe UI Emoji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msonormal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har" style:display-name="Título 9 Ch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over_3a_entity-accent" style:display-name="hover:entity-accent" style:family="text" style:parent-style-name="Default_20_Paragraph_20_Font"/>
    <style:style style:name="whitespace-normal" style:family="text" style:parent-style-name="Default_20_Paragraph_20_Font"/>
    <style:style style:name="katex-display" style:family="text" style:parent-style-name="Default_20_Paragraph_20_Font"/>
    <style:style style:name="katex" style:family="text" style:parent-style-name="Default_20_Paragraph_20_Font"/>
    <style:style style:name="katex-mathml" style:family="text" style:parent-style-name="Default_20_Paragraph_20_Font"/>
    <style:style style:name="katex-html" style:family="text" style:parent-style-name="Default_20_Paragraph_20_Font"/>
    <style:style style:name="base" style:family="text" style:parent-style-name="Default_20_Paragraph_20_Font"/>
    <style:style style:name="strut" style:family="text" style:parent-style-name="Default_20_Paragraph_20_Font"/>
    <style:style style:name="mord" style:family="text" style:parent-style-name="Default_20_Paragraph_20_Font"/>
    <style:style style:name="mspace" style:family="text" style:parent-style-name="Default_20_Paragraph_20_Font"/>
    <style:style style:name="mrel" style:family="text" style:parent-style-name="Default_20_Paragraph_20_Font"/>
    <style:style style:name="mbin" style:family="text" style:parent-style-name="Default_20_Paragraph_20_Font"/>
    <style:style style:name="vlist-t" style:family="text" style:parent-style-name="Default_20_Paragraph_20_Font"/>
    <style:style style:name="vlist-r" style:family="text" style:parent-style-name="Default_20_Paragraph_20_Font"/>
    <style:style style:name="vlist" style:family="text" style:parent-style-name="Default_20_Paragraph_20_Font"/>
    <style:style style:name="pstrut" style:family="text" style:parent-style-name="Default_20_Paragraph_20_Font"/>
    <style:style style:name="accent-body" style:family="text" style:parent-style-name="Default_20_Paragraph_20_Font"/>
    <style:style style:name="block" style:family="text" style:parent-style-name="Default_20_Paragraph_20_Font"/>
    <style:style style:name="text-start" style:family="text" style:parent-style-name="Default_20_Paragraph_20_Fon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radix-state-checked_3a_translate-x-_5b_calc_28_var_28_--to-end-unit" style:display-name="radix-state-checked:translate-x-[calc(var(--to-end-unit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hljs-comment" style:family="text" style:parent-style-name="Default_20_Paragraph_20_Font"/>
    <style:style style:name="hljs-string" style:family="text" style:parent-style-name="Default_20_Paragraph_20_Font"/>
    <style:style style:name="hljs-number" style:family="text" style:parent-style-name="Default_20_Paragraph_20_Font"/>
    <style:style style:name="align-middl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>
      <style:text-properties fo:font-size="10pt" style:font-size-asian="10pt"/>
    </style:style>
    <style:style style:name="ListLabel_20_362" style:display-name="ListLabel 362" style:family="text">
      <style:text-properties fo:font-size="10pt" style:font-size-asian="10pt"/>
    </style:style>
    <style:style style:name="ListLabel_20_363" style:display-name="ListLabel 363" style:family="text">
      <style:text-properties fo:font-size="10pt" style:font-size-asian="10pt"/>
    </style:style>
    <style:style style:name="ListLabel_20_364" style:display-name="ListLabel 364" style:family="text">
      <style:text-properties fo:font-size="10pt" style:font-size-asian="10pt"/>
    </style:style>
    <style:style style:name="ListLabel_20_365" style:display-name="ListLabel 365" style:family="text">
      <style:text-properties fo:font-size="10pt" style:font-size-asian="10pt"/>
    </style:style>
    <style:style style:name="ListLabel_20_366" style:display-name="ListLabel 366" style:family="text">
      <style:text-properties fo:font-size="10pt" style:font-size-asian="10pt"/>
    </style:style>
    <style:style style:name="ListLabel_20_367" style:display-name="ListLabel 367" style:family="text">
      <style:text-properties fo:font-size="10pt" style:font-size-asian="10pt"/>
    </style:style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5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6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7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8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9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9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9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0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1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1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1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2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3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3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3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3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4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4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4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4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4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5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5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5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5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5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6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6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6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7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7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7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7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7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8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8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8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8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8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8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9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9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9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9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9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9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0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0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0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0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0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1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1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1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1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1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1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2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2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2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2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2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3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3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3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3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3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3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4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4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4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4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4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5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5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5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5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6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6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6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6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6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6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7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7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7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7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7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7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7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8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8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8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8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8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8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9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9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9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9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9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9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0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0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0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0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0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0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0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1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1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1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1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1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1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2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2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2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2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2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2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2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3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3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3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3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3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3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3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4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4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4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4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4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4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4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5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5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5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5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5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5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5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6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6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6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6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6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6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6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6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7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7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7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7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7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7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7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8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8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8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8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8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8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z Dalmonech</meta:initial-creator>
    <meta:editing-cycles>5</meta:editing-cycles>
    <meta:creation-date>2026-02-25T00:23:00</meta:creation-date>
    <dc:date>2026-02-25T09:56:27.442000000</dc:date>
    <meta:editing-duration>PT41M54S</meta:editing-duration>
    <meta:generator>LibreOffice/7.1.4.2$Windows_X86_64 LibreOffice_project/a529a4fab45b75fefc5b6226684193eb000654f6</meta:generator>
    <meta:document-statistic meta:table-count="4" meta:image-count="0" meta:object-count="29" meta:page-count="15" meta:paragraph-count="526" meta:word-count="2809" meta:character-count="17380" meta:non-whitespace-character-count="15174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PL</mi>
      <mo stretchy="false">=</mo>
      <mrow>
        <mi mathvariant="italic">AtivoTotal</mi>
        <mo stretchy="false">−</mo>
        <mi mathvariant="italic">PassivoTotal</mi>
      </mrow>
    </mrow>
    <annotation encoding="StarMath 5.0">PL=AtivoTotal-PassivoTotal </annotation>
  </semantics>
</math>
</file>

<file path=Object 10/content.xml><?xml version="1.0" encoding="utf-8"?>
<math xmlns="http://www.w3.org/1998/Math/MathML" display="block">
  <semantics>
    <mrow>
      <mrow>
        <mi mathvariant="italic">AC</mi>
        <mo stretchy="false">+</mo>
        <mi mathvariant="italic">ANC</mi>
      </mrow>
      <mo stretchy="false">=</mo>
      <mrow>
        <mi mathvariant="italic">PC</mi>
        <mo stretchy="false">+</mo>
        <mi mathvariant="italic">PNC</mi>
        <mo stretchy="false">+</mo>
        <mi mathvariant="italic">PL</mi>
      </mrow>
    </mrow>
    <annotation encoding="StarMath 5.0">AC+ANC=PC+PNC+PL</annotation>
  </semantics>
</math>
</file>

<file path=Object 11/content.xml><?xml version="1.0" encoding="utf-8"?>
<math xmlns="http://www.w3.org/1998/Math/MathML" display="block">
  <semantics>
    <mrow>
      <mrow>
        <mi mathvariant="italic">AC</mi>
        <mo stretchy="false">−</mo>
        <mi mathvariant="italic">PC</mi>
      </mrow>
      <mo stretchy="false">=</mo>
      <mrow>
        <mi mathvariant="italic">PL</mi>
        <mo stretchy="false">+</mo>
        <mi mathvariant="italic">PNC</mi>
        <mo stretchy="false">−</mo>
        <mi mathvariant="italic">ANC</mi>
      </mrow>
    </mrow>
    <annotation encoding="StarMath 5.0">AC-PC=PL+PNC-ANC</annotation>
  </semantics>
</math>
</file>

<file path=Object 12/content.xml><?xml version="1.0" encoding="utf-8"?>
<math xmlns="http://www.w3.org/1998/Math/MathML" display="block">
  <semantics>
    <mrow>
      <mi mathvariant="italic">CCL</mi>
      <mo stretchy="false">=</mo>
      <mi mathvariant="italic">CPL</mi>
    </mrow>
    <annotation encoding="StarMath 5.0">CCL=CPL</annotation>
  </semantics>
</math>
</file>

<file path=Object 13/content.xml><?xml version="1.0" encoding="utf-8"?>
<math xmlns="http://www.w3.org/1998/Math/MathML" display="block">
  <semantics>
    <mrow>
      <mrow>
        <mi mathvariant="italic">IOG</mi>
        <mo stretchy="false">=</mo>
        <mi mathvariant="italic">Ativo</mi>
      </mrow>
      <mtext> </mtext>
      <mtext/>
      <mtext/>
      <mtext/>
      <mtext/>
      <mtext/>
      <mtext/>
      <mi mathvariant="italic">Circulante</mi>
      <mtext> </mtext>
      <mtext/>
      <mtext/>
      <mtext/>
      <mtext/>
      <mtext/>
      <mtext/>
      <mtext>C</mtext>
      <mtext>í</mtext>
      <mrow>
        <mtext>clico </mtext>
        <mo stretchy="false">−</mo>
        <mi mathvariant="italic">Passivo</mi>
      </mrow>
      <mtext> </mtext>
      <mtext/>
      <mtext/>
      <mtext/>
      <mtext/>
      <mtext/>
      <mtext/>
      <mi mathvariant="italic">Circulante</mi>
      <mtext> </mtext>
      <mtext/>
      <mtext/>
      <mtext/>
      <mtext/>
      <mtext/>
      <mtext/>
      <mi mathvariant="italic">Cíclico</mi>
    </mrow>
    <annotation encoding="StarMath 5.0">IOG=Ativo " " "" "" "" "" "" "" Circulante " " "" "" "" "" "" "" "C" "í" "clico " -Passivo " " "" "" "" "" "" "" Circulante " " "" "" "" "" "" "" Cíclico </annotation>
  </semantics>
</math>
</file>

<file path=Object 14/content.xml><?xml version="1.0" encoding="utf-8"?>
<math xmlns="http://www.w3.org/1998/Math/MathML" display="block">
  <semantics>
    <mrow>
      <mrow>
        <mi mathvariant="italic">CGOL</mi>
        <mo stretchy="false">=</mo>
        <mi mathvariant="italic">Ativo</mi>
      </mrow>
      <mtext> </mtext>
      <mtext/>
      <mtext/>
      <mtext/>
      <mtext/>
      <mtext/>
      <mtext/>
      <mi mathvariant="italic">Operacional</mi>
      <mtext> </mtext>
      <mtext/>
      <mtext/>
      <mtext/>
      <mtext/>
      <mtext/>
      <mtext/>
      <mrow>
        <mi mathvariant="italic">Circulante</mi>
        <mo stretchy="false">−</mo>
        <mi mathvariant="italic">Passivo</mi>
      </mrow>
      <mtext> </mtext>
      <mtext/>
      <mtext/>
      <mtext/>
      <mtext/>
      <mtext/>
      <mtext/>
      <mi mathvariant="italic">Operacional</mi>
      <mtext> </mtext>
      <mtext/>
      <mtext/>
      <mtext/>
      <mtext/>
      <mtext/>
      <mtext/>
      <mi mathvariant="italic">Circulante</mi>
    </mrow>
    <annotation encoding="StarMath 5.0">CGOL=Ativo " " "" "" "" "" "" "" Operacional " " "" "" "" "" "" "" Circulante-Passivo " " "" "" "" "" "" "" Operacional " " "" "" "" "" "" "" Circulante </annotation>
  </semantics>
</math>
</file>

<file path=Object 15/content.xml><?xml version="1.0" encoding="utf-8"?>
<math xmlns="http://www.w3.org/1998/Math/MathML" display="block">
  <semantics>
    <mrow>
      <mrow>
        <mi mathvariant="italic">CCL</mi>
        <mo stretchy="false">=</mo>
        <mrow>
          <mi mathvariant="italic">CPL</mi>
          <mo stretchy="false">−</mo>
          <mi mathvariant="italic">Ativo</mi>
        </mrow>
      </mrow>
      <mtext> </mtext>
      <mtext/>
      <mtext/>
      <mtext/>
      <mtext/>
      <mtext/>
      <mtext/>
      <mi>N</mi>
      <mover accent="true">
        <mi>a</mi>
        <mo stretchy="true">~</mo>
      </mover>
      <mi>o</mi>
      <mtext> </mtext>
      <mtext/>
      <mtext/>
      <mtext/>
      <mtext/>
      <mtext/>
      <mtext/>
      <mi mathvariant="italic">Circulante</mi>
    </mrow>
    <annotation encoding="StarMath 5.0">CCL=CPL-Ativo " " "" "" "" "" "" "" N widetilde {a} o " " "" "" "" "" "" "" Circulante </annotation>
  </semantics>
</math>
</file>

<file path=Object 16/content.xml><?xml version="1.0" encoding="utf-8"?>
<math xmlns="http://www.w3.org/1998/Math/MathML" display="block">
  <semantics>
    <mrow>
      <mrow>
        <mi mathvariant="italic">CCL</mi>
        <mo stretchy="false">=</mo>
        <mrow>
          <mi mathvariant="italic">CGP</mi>
          <mo stretchy="false">+</mo>
          <mi mathvariant="italic">Endividamento</mi>
        </mrow>
      </mrow>
      <mtext> </mtext>
      <mtext/>
      <mtext/>
      <mtext/>
      <mtext/>
      <mtext/>
      <mtext/>
      <mi mathvariant="italic">de</mi>
      <mtext> </mtext>
      <mtext/>
      <mtext/>
      <mtext/>
      <mtext/>
      <mtext/>
      <mtext/>
      <mi mathvariant="italic">Curto</mi>
      <mtext> </mtext>
      <mtext/>
      <mtext/>
      <mtext/>
      <mtext/>
      <mtext/>
      <mtext/>
      <mi mathvariant="italic">Prazo</mi>
    </mrow>
    <annotation encoding="StarMath 5.0">CCL=CGP+Endividamento " " "" "" "" "" "" "" de " " "" "" "" "" "" "" Curto " " "" "" "" "" "" "" Prazo </annotation>
  </semantics>
</math>
</file>

<file path=Object 17/content.xml><?xml version="1.0" encoding="utf-8"?>
<math xmlns="http://www.w3.org/1998/Math/MathML" display="block">
  <semantics>
    <mrow>
      <mi mathvariant="italic">CCL</mi>
      <mo stretchy="false">=</mo>
      <mrow>
        <mn>500.000</mn>
        <mo stretchy="false">−</mo>
        <mn>300.000</mn>
      </mrow>
      <mo stretchy="false">=</mo>
      <mn>200.000</mn>
    </mrow>
    <annotation encoding="StarMath 5.0">CCL=500.000-300.000=200.000 </annotation>
  </semantics>
</math>
</file>

<file path=Object 18/content.xml><?xml version="1.0" encoding="utf-8"?>
<math xmlns="http://www.w3.org/1998/Math/MathML" display="block">
  <semantics>
    <mrow>
      <mi mathvariant="italic">CPL</mi>
      <mo stretchy="false">=</mo>
      <mrow>
        <mn>600.000</mn>
        <mo stretchy="false">+</mo>
        <mn>200.000</mn>
      </mrow>
      <mo stretchy="false">=</mo>
      <mn>800.000</mn>
    </mrow>
    <annotation encoding="StarMath 5.0">CPL=600.000+200.000=800.000 </annotation>
  </semantics>
</math>
</file>

<file path=Object 19/content.xml><?xml version="1.0" encoding="utf-8"?>
<math xmlns="http://www.w3.org/1998/Math/MathML" display="block">
  <semantics>
    <mrow>
      <mi mathvariant="italic">CGP</mi>
      <mo stretchy="false">=</mo>
      <mrow>
        <mn>600.000</mn>
        <mo stretchy="false">−</mo>
        <mn>600.000</mn>
      </mrow>
      <mo stretchy="false">=</mo>
      <mn>0</mn>
    </mrow>
    <annotation encoding="StarMath 5.0">CGP=600.000-600.000=0 </annotation>
  </semantics>
</math>
</file>

<file path=Object 2/content.xml><?xml version="1.0" encoding="utf-8"?>
<math xmlns="http://www.w3.org/1998/Math/MathML" display="block">
  <semantics>
    <mrow>
      <mrow>
        <mi mathvariant="italic">CCL</mi>
        <mo stretchy="false">=</mo>
        <mi mathvariant="italic">Ativo</mi>
      </mrow>
      <mtext> </mtext>
      <mtext/>
      <mtext/>
      <mtext/>
      <mtext/>
      <mtext/>
      <mtext/>
      <mi mathvariant="italic">Circulant</mi>
      <mrow>
        <mi>e</mi>
        <mo stretchy="false">−</mo>
        <mi mathvariant="italic">Passivo</mi>
      </mrow>
      <mtext> </mtext>
      <mtext/>
      <mtext/>
      <mtext/>
      <mtext/>
      <mtext/>
      <mtext/>
      <mi mathvariant="italic">Circulante</mi>
    </mrow>
    <annotation encoding="StarMath 5.0">CCL=Ativo " " "" "" "" "" "" "" Circulant e -Passivo " " "" "" "" "" "" "" Circulante </annotation>
  </semantics>
</math>
</file>

<file path=Object 20/content.xml><?xml version="1.0" encoding="utf-8"?>
<math xmlns="http://www.w3.org/1998/Math/MathML" display="block">
  <semantics>
    <mrow>
      <mi mathvariant="italic">CCL</mi>
      <mo stretchy="false">=</mo>
      <mrow>
        <mi mathvariant="italic">AC</mi>
        <mo stretchy="false">−</mo>
        <mi mathvariant="italic">PC</mi>
      </mrow>
    </mrow>
    <annotation encoding="StarMath 5.0">CCL=AC-PC </annotation>
  </semantics>
</math>
</file>

<file path=Object 21/content.xml><?xml version="1.0" encoding="utf-8"?>
<math xmlns="http://www.w3.org/1998/Math/MathML" display="block">
  <semantics>
    <mrow>
      <mi mathvariant="italic">CPL</mi>
      <mo stretchy="false">=</mo>
      <mrow>
        <mi mathvariant="italic">PL</mi>
        <mo stretchy="false">+</mo>
        <mi mathvariant="italic">PNC</mi>
      </mrow>
    </mrow>
    <annotation encoding="StarMath 5.0">CPL=PL+PNC </annotation>
  </semantics>
</math>
</file>

<file path=Object 22/content.xml><?xml version="1.0" encoding="utf-8"?>
<math xmlns="http://www.w3.org/1998/Math/MathML" display="block">
  <semantics>
    <mrow>
      <mi mathvariant="italic">CGP</mi>
      <mo stretchy="false">=</mo>
      <mrow>
        <mi mathvariant="italic">PL</mi>
        <mo stretchy="false">−</mo>
        <mi mathvariant="italic">ANC</mi>
      </mrow>
    </mrow>
    <annotation encoding="StarMath 5.0">CGP=PL-ANC </annotation>
  </semantics>
</math>
</file>

<file path=Object 23/content.xml><?xml version="1.0" encoding="utf-8"?>
<math xmlns="http://www.w3.org/1998/Math/MathML" display="block">
  <semantics>
    <mrow>
      <mrow>
        <mi mathvariant="italic">IOG</mi>
        <mo stretchy="false">=</mo>
        <mi mathvariant="italic">Ativo</mi>
      </mrow>
      <mtext> </mtext>
      <mtext/>
      <mtext/>
      <mtext/>
      <mtext/>
      <mtext/>
      <mtext/>
      <mrow>
        <mi mathvariant="italic">Operacional</mi>
        <mo stretchy="false">−</mo>
        <mi mathvariant="italic">Passivo</mi>
      </mrow>
      <mtext> </mtext>
      <mtext/>
      <mtext/>
      <mtext/>
      <mtext/>
      <mtext/>
      <mtext/>
      <mi mathvariant="italic">Operacional</mi>
    </mrow>
    <annotation encoding="StarMath 5.0">IOG=Ativo " " "" "" "" "" "" "" Operacional-Passivo " " "" "" "" "" "" "" Operacional </annotation>
  </semantics>
</math>
</file>

<file path=Object 24/content.xml><?xml version="1.0" encoding="utf-8"?>
<math xmlns="http://www.w3.org/1998/Math/MathML" display="block">
  <semantics>
    <mrow>
      <mi mathvariant="italic">CGOL</mi>
      <mo stretchy="false">=</mo>
      <mrow>
        <mi mathvariant="italic">ACO</mi>
        <mo stretchy="false">−</mo>
        <mi mathvariant="italic">PCO</mi>
      </mrow>
    </mrow>
    <annotation encoding="StarMath 5.0">CGOL=ACO-PCO </annotation>
  </semantics>
</math>
</file>

<file path=Object 25/content.xml><?xml version="1.0" encoding="utf-8"?>
<math xmlns="http://www.w3.org/1998/Math/MathML" display="block">
  <semantics>
    <mrow>
      <mi mathvariant="italic">PL</mi>
      <mo stretchy="false">=</mo>
      <mrow>
        <mi mathvariant="italic">Ativos</mi>
        <mo stretchy="false">−</mo>
        <mi mathvariant="italic">Passivos</mi>
      </mrow>
    </mrow>
    <annotation encoding="StarMath 5.0">PL=Ativos-Passivos </annotation>
  </semantics>
</math>
</file>

<file path=Object 26/content.xml><?xml version="1.0" encoding="utf-8"?>
<math xmlns="http://www.w3.org/1998/Math/MathML" display="block">
  <semantics>
    <mrow>
      <mrow>
        <mi mathvariant="italic">Ativo</mi>
        <mo stretchy="false">=</mo>
        <mrow>
          <mi mathvariant="italic">Passivo</mi>
          <mo stretchy="false">+</mo>
          <mi mathvariant="italic">Patrim</mi>
        </mrow>
      </mrow>
      <mover accent="true">
        <mi>o</mi>
        <mo stretchy="true">^</mo>
      </mover>
      <mi mathvariant="italic">nio</mi>
      <mtext> </mtext>
      <mtext/>
      <mtext/>
      <mtext/>
      <mtext/>
      <mtext/>
      <mtext/>
      <mi>L</mi>
      <mi>í</mi>
      <mi mathvariant="italic">quido</mi>
    </mrow>
    <annotation encoding="StarMath 5.0">Ativo=Passivo+Patrim widehat {o} nio " " "" "" "" "" "" "" L í quido </annotation>
  </semantics>
</math>
</file>

<file path=Object 27/content.xml><?xml version="1.0" encoding="utf-8"?>
<math xmlns="http://www.w3.org/1998/Math/MathML" display="block">
  <semantics>
    <mrow>
      <mi mathvariant="italic">Ativo</mi>
      <mo stretchy="false">=</mo>
      <mn>450.000</mn>
    </mrow>
    <annotation encoding="StarMath 5.0">Ativo=450.000 </annotation>
  </semantics>
</math>
</file>

<file path=Object 28/content.xml><?xml version="1.0" encoding="utf-8"?>
<math xmlns="http://www.w3.org/1998/Math/MathML" display="block">
  <semantics>
    <mrow>
      <mi mathvariant="italic">Passivo</mi>
      <mo stretchy="false">=</mo>
      <mn>250.000</mn>
    </mrow>
    <annotation encoding="StarMath 5.0">Passivo=250.000 </annotation>
  </semantics>
</math>
</file>

<file path=Object 29/content.xml><?xml version="1.0" encoding="utf-8"?>
<math xmlns="http://www.w3.org/1998/Math/MathML" display="block">
  <semantics>
    <mrow>
      <mi mathvariant="italic">PL</mi>
      <mo stretchy="false">=</mo>
      <mn>200.000</mn>
    </mrow>
    <annotation encoding="StarMath 5.0">PL=200.000 </annotation>
  </semantics>
</math>
</file>

<file path=Object 3/content.xml><?xml version="1.0" encoding="utf-8"?>
<math xmlns="http://www.w3.org/1998/Math/MathML" display="block">
  <semantics>
    <mrow>
      <mi mathvariant="italic">AC</mi>
      <mo stretchy="false">&gt;</mo>
      <mi mathvariant="italic">PC</mi>
    </mrow>
    <annotation encoding="StarMath 5.0">AC&gt;PC </annotation>
  </semantics>
</math>
</file>

<file path=Object 4/content.xml><?xml version="1.0" encoding="utf-8"?>
<math xmlns="http://www.w3.org/1998/Math/MathML" display="block">
  <semantics>
    <mrow>
      <mi mathvariant="italic">AC</mi>
      <mo stretchy="false">=</mo>
      <mi mathvariant="italic">PC</mi>
    </mrow>
    <annotation encoding="StarMath 5.0">AC=PC </annotation>
  </semantics>
</math>
</file>

<file path=Object 5/content.xml><?xml version="1.0" encoding="utf-8"?>
<math xmlns="http://www.w3.org/1998/Math/MathML" display="block">
  <semantics>
    <mrow>
      <mi mathvariant="italic">AC</mi>
      <mo stretchy="false">&lt;</mo>
      <mi mathvariant="italic">PC</mi>
    </mrow>
    <annotation encoding="StarMath 5.0">AC&lt;PC </annotation>
  </semantics>
</math>
</file>

<file path=Object 6/content.xml><?xml version="1.0" encoding="utf-8"?>
<math xmlns="http://www.w3.org/1998/Math/MathML" display="block">
  <semantics>
    <mrow>
      <mi mathvariant="italic">CPL</mi>
      <mo stretchy="false">=</mo>
      <mrow>
        <mi mathvariant="italic">PL</mi>
        <mo stretchy="false">+</mo>
        <mi mathvariant="italic">PNC</mi>
      </mrow>
    </mrow>
    <annotation encoding="StarMath 5.0">CPL=PL+PNC</annotation>
  </semantics>
</math>
</file>

<file path=Object 7/content.xml><?xml version="1.0" encoding="utf-8"?>
<math xmlns="http://www.w3.org/1998/Math/MathML" display="block">
  <semantics>
    <mrow>
      <mi mathvariant="italic">CCL</mi>
      <mo stretchy="false">=</mo>
      <mrow>
        <mi mathvariant="italic">AC</mi>
        <mo stretchy="false">−</mo>
        <mi mathvariant="italic">PC</mi>
      </mrow>
    </mrow>
    <annotation encoding="StarMath 5.0">CCL=AC-PC </annotation>
  </semantics>
</math>
</file>

<file path=Object 8/content.xml><?xml version="1.0" encoding="utf-8"?>
<math xmlns="http://www.w3.org/1998/Math/MathML" display="block">
  <semantics>
    <mrow>
      <mi mathvariant="italic">CPL</mi>
      <mo stretchy="false">=</mo>
      <mrow>
        <mi mathvariant="italic">PL</mi>
        <mo stretchy="false">+</mo>
        <mi mathvariant="italic">PNC</mi>
        <mo stretchy="false">−</mo>
        <mi mathvariant="italic">ANC</mi>
      </mrow>
    </mrow>
    <annotation encoding="StarMath 5.0">CPL=PL+PNC-ANC </annotation>
  </semantics>
</math>
</file>

<file path=Object 9/content.xml><?xml version="1.0" encoding="utf-8"?>
<math xmlns="http://www.w3.org/1998/Math/MathML" display="block">
  <semantics>
    <mrow>
      <mi mathvariant="italic">Ativo</mi>
      <mo stretchy="false">=</mo>
      <mrow>
        <mi mathvariant="italic">Passivo</mi>
        <mo stretchy="false">+</mo>
        <mi mathvariant="italic">PL</mi>
      </mrow>
    </mrow>
    <annotation encoding="StarMath 5.0">Ativo=Passivo+PL </annotation>
  </semantics>
</math>
</file>